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helvetica1" svg:font-family="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5.011cm" table:align="center"/>
    </style:style>
    <style:style style:name="Táboa1.A" style:family="table-column">
      <style:table-column-properties style:column-width="5.89cm"/>
    </style:style>
    <style:style style:name="Táboa1.B" style:family="table-column">
      <style:table-column-properties style:column-width="3.362cm"/>
    </style:style>
    <style:style style:name="Táboa1.C" style:family="table-column">
      <style:table-column-properties style:column-width="5.759cm"/>
    </style:style>
    <style:style style:name="Táboa1.A1" style:family="table-cell">
      <style:table-cell-properties style:vertical-align="middle" fo:background-color="#c3dcf7" fo:padding="0.049cm" fo:border="0.5pt solid #d4e0ee">
        <style:background-image/>
      </style:table-cell-properties>
    </style:style>
    <style:style style:name="Táboa1.2" style:family="table-row">
      <style:table-row-properties fo:background-color="#fcfdfe">
        <style:background-image/>
      </style:table-row-properties>
    </style:style>
    <style:style style:name="Táboa1.A2" style:family="table-cell">
      <style:table-cell-properties style:vertical-align="middle" fo:padding="0.049cm" fo:border="0.5pt solid #d4e0ee"/>
    </style:style>
    <style:style style:name="Táboa1.B2" style:family="table-cell">
      <style:table-cell-properties style:vertical-align="middle" fo:padding="0.049cm" fo:border="0.5pt solid #d4e0ee"/>
    </style:style>
    <style:style style:name="Táboa1.C2" style:family="table-cell">
      <style:table-cell-properties style:vertical-align="middle" fo:padding="0.049cm" fo:border="0.5pt solid #d4e0ee"/>
    </style:style>
    <style:style style:name="Táboa1.A3" style:family="table-cell">
      <style:table-cell-properties style:vertical-align="middle" fo:padding="0.049cm" fo:border="0.5pt solid #d4e0ee"/>
    </style:style>
    <style:style style:name="Táboa1.B3" style:family="table-cell">
      <style:table-cell-properties style:vertical-align="middle" fo:padding="0.049cm" fo:border="0.5pt solid #d4e0ee"/>
    </style:style>
    <style:style style:name="Táboa1.C3" style:family="table-cell">
      <style:table-cell-properties style:vertical-align="middle" fo:padding="0.049cm" fo:border="0.5pt solid #d4e0ee"/>
    </style:style>
    <style:style style:name="Táboa1.A4" style:family="table-cell">
      <style:table-cell-properties style:vertical-align="middle" fo:padding="0.049cm" fo:border="0.5pt solid #d4e0ee"/>
    </style:style>
    <style:style style:name="Táboa1.B4" style:family="table-cell">
      <style:table-cell-properties style:vertical-align="middle" fo:padding="0.049cm" fo:border="0.5pt solid #d4e0ee"/>
    </style:style>
    <style:style style:name="Táboa1.C4" style:family="table-cell">
      <style:table-cell-properties style:vertical-align="middle" fo:padding="0.049cm" fo:border="0.5pt solid #d4e0ee"/>
    </style:style>
    <style:style style:name="Táboa1.A5" style:family="table-cell">
      <style:table-cell-properties style:vertical-align="middle" fo:padding="0.049cm" fo:border="0.5pt solid #d4e0ee"/>
    </style:style>
    <style:style style:name="Táboa1.B5" style:family="table-cell">
      <style:table-cell-properties style:vertical-align="middle" fo:padding="0.049cm" fo:border="0.5pt solid #d4e0ee"/>
    </style:style>
    <style:style style:name="Táboa1.C5" style:family="table-cell">
      <style:table-cell-properties style:vertical-align="middle" fo:padding="0.049cm" fo:border="0.5pt solid #d4e0ee"/>
    </style:style>
    <style:style style:name="Táboa1.A6" style:family="table-cell">
      <style:table-cell-properties style:vertical-align="middle" fo:padding="0.049cm" fo:border="0.5pt solid #d4e0ee"/>
    </style:style>
    <style:style style:name="Táboa1.B6" style:family="table-cell">
      <style:table-cell-properties style:vertical-align="middle" fo:padding="0.049cm" fo:border="0.5pt solid #d4e0ee"/>
    </style:style>
    <style:style style:name="Táboa1.C6" style:family="table-cell">
      <style:table-cell-properties style:vertical-align="middle" fo:padding="0.049cm" fo:border="0.5pt solid #d4e0ee"/>
    </style:style>
    <style:style style:name="Táboa1.A7" style:family="table-cell">
      <style:table-cell-properties style:vertical-align="middle" fo:padding="0.049cm" fo:border="0.5pt solid #d4e0ee"/>
    </style:style>
    <style:style style:name="Táboa1.B7" style:family="table-cell">
      <style:table-cell-properties style:vertical-align="middle" fo:padding="0.049cm" fo:border="0.5pt solid #d4e0ee"/>
    </style:style>
    <style:style style:name="Táboa1.C7" style:family="table-cell">
      <style:table-cell-properties style:vertical-align="middle" fo:padding="0.049cm" fo:border="0.5pt solid #d4e0ee"/>
    </style:style>
    <style:style style:name="Táboa2" style:family="table">
      <style:table-properties style:width="17.801cm" table:align="left"/>
    </style:style>
    <style:style style:name="Táboa2.A" style:family="table-column">
      <style:table-column-properties style:column-width="2.355cm"/>
    </style:style>
    <style:style style:name="Táboa2.B" style:family="table-column">
      <style:table-column-properties style:column-width="2.976cm"/>
    </style:style>
    <style:style style:name="Táboa2.C" style:family="table-column">
      <style:table-column-properties style:column-width="3.588cm"/>
    </style:style>
    <style:style style:name="Táboa2.D" style:family="table-column">
      <style:table-column-properties style:column-width="4.106cm"/>
    </style:style>
    <style:style style:name="Táboa2.E" style:family="table-column">
      <style:table-column-properties style:column-width="4.777cm"/>
    </style:style>
    <style:style style:name="Táboa2.A1" style:family="table-cell">
      <style:table-cell-properties style:vertical-align="middle" fo:background-color="#c3dcf7" fo:padding="0.049cm" fo:border="0.5pt solid #d4e0ee">
        <style:background-image/>
      </style:table-cell-properties>
    </style:style>
    <style:style style:name="Táboa2.2" style:family="table-row">
      <style:table-row-properties fo:background-color="#fcfdfe">
        <style:background-image/>
      </style:table-row-properties>
    </style:style>
    <style:style style:name="Táboa2.B2" style:family="table-cell">
      <style:table-cell-properties style:vertical-align="middle" fo:padding="0.049cm" fo:border="0.5pt solid #d4e0ee"/>
    </style:style>
    <style:style style:name="Táboa2.D2" style:family="table-cell">
      <style:table-cell-properties style:vertical-align="middle" fo:padding="0.049cm" fo:border="0.5pt solid #d4e0ee"/>
    </style:style>
    <style:style style:name="Táboa2.B3" style:family="table-cell">
      <style:table-cell-properties style:vertical-align="middle" fo:padding="0.049cm" fo:border="0.5pt solid #d4e0ee"/>
    </style:style>
    <style:style style:name="Táboa2.D3" style:family="table-cell">
      <style:table-cell-properties style:vertical-align="middle" fo:padding="0.049cm" fo:border="0.5pt solid #d4e0ee"/>
    </style:style>
    <style:style style:name="Táboa2.E3" style:family="table-cell">
      <style:table-cell-properties style:vertical-align="middle" fo:padding="0.049cm" fo:border="0.5pt solid #d4e0ee"/>
    </style:style>
    <style:style style:name="Táboa2.B4" style:family="table-cell">
      <style:table-cell-properties style:vertical-align="middle" fo:padding="0.049cm" fo:border="0.5pt solid #d4e0ee"/>
    </style:style>
    <style:style style:name="Táboa2.C4" style:family="table-cell">
      <style:table-cell-properties style:vertical-align="middle" fo:padding="0.049cm" fo:border="0.5pt solid #d4e0ee"/>
    </style:style>
    <style:style style:name="Táboa2.D4" style:family="table-cell">
      <style:table-cell-properties style:vertical-align="middle" fo:padding="0.049cm" fo:border="0.5pt solid #d4e0ee"/>
    </style:style>
    <style:style style:name="Táboa2.B5" style:family="table-cell">
      <style:table-cell-properties style:vertical-align="middle" fo:padding="0.049cm" fo:border="0.5pt solid #d4e0ee"/>
    </style:style>
    <style:style style:name="Táboa2.C5" style:family="table-cell">
      <style:table-cell-properties style:vertical-align="middle" fo:padding="0.049cm" fo:border="0.5pt solid #d4e0ee"/>
    </style:style>
    <style:style style:name="Táboa2.D5" style:family="table-cell">
      <style:table-cell-properties style:vertical-align="middle" fo:padding="0.049cm" fo:border="0.5pt solid #d4e0ee"/>
    </style:style>
    <style:style style:name="Táboa2.B6" style:family="table-cell">
      <style:table-cell-properties style:vertical-align="middle" fo:padding="0.049cm" fo:border="0.5pt solid #d4e0ee"/>
    </style:style>
    <style:style style:name="Táboa2.D6" style:family="table-cell">
      <style:table-cell-properties style:vertical-align="middle" fo:padding="0.049cm" fo:border="0.5pt solid #d4e0ee"/>
    </style:style>
    <style:style style:name="Táboa3" style:family="table">
      <style:table-properties style:width="17.801cm" table:align="left"/>
    </style:style>
    <style:style style:name="Táboa3.A" style:family="table-column">
      <style:table-column-properties style:column-width="8.927cm"/>
    </style:style>
    <style:style style:name="Táboa3.B" style:family="table-column">
      <style:table-column-properties style:column-width="3.11cm"/>
    </style:style>
    <style:style style:name="Táboa3.C" style:family="table-column">
      <style:table-column-properties style:column-width="5.764cm"/>
    </style:style>
    <style:style style:name="Táboa3.A1" style:family="table-cell">
      <style:table-cell-properties style:vertical-align="middle" fo:padding="0.049cm" fo:border="0.5pt solid #d4e0ee"/>
    </style:style>
    <style:style style:name="Táboa3.B1" style:family="table-cell">
      <style:table-cell-properties style:vertical-align="middle" fo:background-color="#c3dcf7" fo:padding="0.049cm" fo:border="0.5pt solid #d4e0ee">
        <style:background-image/>
      </style:table-cell-properties>
    </style:style>
    <style:style style:name="Táboa3.2" style:family="table-row">
      <style:table-row-properties fo:background-color="#fcfdfe">
        <style:background-image/>
      </style:table-row-properties>
    </style:style>
    <style:style style:name="Táboa4" style:family="table">
      <style:table-properties style:width="17.701cm" table:align="center"/>
    </style:style>
    <style:style style:name="Táboa4.A" style:family="table-column">
      <style:table-column-properties style:column-width="3.228cm"/>
    </style:style>
    <style:style style:name="Táboa4.B" style:family="table-column">
      <style:table-column-properties style:column-width="4.078cm"/>
    </style:style>
    <style:style style:name="Táboa4.C" style:family="table-column">
      <style:table-column-properties style:column-width="5.761cm"/>
    </style:style>
    <style:style style:name="Táboa4.D" style:family="table-column">
      <style:table-column-properties style:column-width="4.634cm"/>
    </style:style>
    <style:style style:name="Táboa4.A1" style:family="table-cell">
      <style:table-cell-properties style:vertical-align="middle" fo:background-color="#c3dcf7" fo:padding="0.049cm" fo:border="0.5pt solid #d4e0ee">
        <style:background-image/>
      </style:table-cell-properties>
    </style:style>
    <style:style style:name="Táboa4.2" style:family="table-row">
      <style:table-row-properties fo:background-color="#fcfdfe">
        <style:background-image/>
      </style:table-row-properties>
    </style:style>
    <style:style style:name="Táboa4.B2" style:family="table-cell">
      <style:table-cell-properties style:vertical-align="middle" fo:padding="0.049cm" fo:border="0.5pt solid #d4e0ee"/>
    </style:style>
    <style:style style:name="Táboa4.C2" style:family="table-cell">
      <style:table-cell-properties style:vertical-align="middle" fo:padding="0.049cm" fo:border="0.5pt solid #d4e0ee"/>
    </style:style>
    <style:style style:name="Táboa4.D2" style:family="table-cell">
      <style:table-cell-properties style:vertical-align="middle" fo:padding="0.049cm" fo:border="0.5pt solid #d4e0ee"/>
    </style:style>
    <style:style style:name="Táboa4.B3" style:family="table-cell">
      <style:table-cell-properties style:vertical-align="middle" fo:padding="0.049cm" fo:border="0.5pt solid #d4e0ee"/>
    </style:style>
    <style:style style:name="Táboa4.C3" style:family="table-cell">
      <style:table-cell-properties style:vertical-align="middle" fo:padding="0.049cm" fo:border="0.5pt solid #d4e0ee"/>
    </style:style>
    <style:style style:name="Táboa4.D3" style:family="table-cell">
      <style:table-cell-properties style:vertical-align="middle" fo:padding="0.049cm" fo:border="0.5pt solid #d4e0ee"/>
    </style:style>
    <style:style style:name="Táboa4.B4" style:family="table-cell">
      <style:table-cell-properties style:vertical-align="middle" fo:padding="0.049cm" fo:border="0.5pt solid #d4e0ee"/>
    </style:style>
    <style:style style:name="Táboa4.C4" style:family="table-cell">
      <style:table-cell-properties style:vertical-align="middle" fo:padding="0.049cm" fo:border="0.5pt solid #d4e0ee"/>
    </style:style>
    <style:style style:name="Táboa4.D4" style:family="table-cell">
      <style:table-cell-properties style:vertical-align="middle" fo:padding="0.049cm" fo:border="0.5pt solid #d4e0ee"/>
    </style:style>
    <style:style style:name="Táboa4.B5" style:family="table-cell">
      <style:table-cell-properties style:vertical-align="middle" fo:padding="0.049cm" fo:border="0.5pt solid #d4e0ee"/>
    </style:style>
    <style:style style:name="Táboa4.C5" style:family="table-cell">
      <style:table-cell-properties style:vertical-align="middle" fo:padding="0.049cm" fo:border="0.5pt solid #d4e0ee"/>
    </style:style>
    <style:style style:name="Táboa4.D5" style:family="table-cell">
      <style:table-cell-properties style:vertical-align="middle" fo:padding="0.049cm" fo:border="0.5pt solid #d4e0ee"/>
    </style:style>
    <style:style style:name="P1" style:family="paragraph" style:parent-style-name="Standard">
      <style:paragraph-properties fo:text-align="end" style:justify-single-word="false"/>
      <style:text-properties style:font-name="FreeSans" fo:font-size="14pt" fo:font-weight="bold" officeooo:rsid="00304913" officeooo:paragraph-rsid="00304913"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FreeSans" fo:font-size="26pt" style:font-size-asian="26pt" style:font-size-complex="26pt"/>
    </style:style>
    <style:style style:name="P6" style:family="paragraph" style:parent-style-name="Standard">
      <style:paragraph-properties fo:text-align="end" style:justify-single-word="false"/>
      <style:text-properties style:font-name="FreeSans" fo:font-size="60pt" fo:font-weight="bold" officeooo:rsid="00304913" officeooo:paragraph-rsid="00304913" style:font-size-asian="60pt" style:font-weight-asian="bold" style:font-size-complex="60pt" style:font-weight-complex="bold"/>
    </style:style>
    <style:style style:name="P7" style:family="paragraph" style:parent-style-name="Standard">
      <style:paragraph-properties fo:text-align="end" style:justify-single-word="false"/>
      <style:text-properties style:font-name="Liberation Sans" fo:font-size="60pt" fo:font-weight="bold" officeooo:rsid="001a489f" officeooo:paragraph-rsid="001cb88c" style:font-size-asian="60pt" style:font-weight-asian="bold" style:font-size-complex="60pt" style:font-weight-complex="bold"/>
    </style:style>
    <style:style style:name="P8" style:family="paragraph" style:parent-style-name="Footer">
      <style:paragraph-properties fo:text-align="end" style:justify-single-word="false"/>
      <style:text-properties fo:font-size="9pt" officeooo:paragraph-rsid="000d4354" style:font-size-asian="9pt" style:font-size-complex="9pt"/>
    </style:style>
    <style:style style:name="P9"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P10" style:family="paragraph" style:parent-style-name="Text_20_body">
      <style:paragraph-properties fo:text-align="end" style:justify-single-word="false" fo:background-color="transparent">
        <style:background-image/>
      </style:paragraph-properties>
      <style:text-properties style:font-name="FreeSans" fo:font-size="60pt" fo:font-weight="bold" officeooo:rsid="001a489f" officeooo:paragraph-rsid="001cb88c" style:font-size-asian="60pt" style:font-weight-asian="bold" style:font-size-complex="60pt" style:font-weight-complex="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40aa7d"/>
    </style:style>
    <style:style style:name="P13" style:family="paragraph" style:parent-style-name="Text_20_body">
      <style:paragraph-properties fo:text-align="start" style:justify-single-word="false"/>
    </style:style>
    <style:style style:name="P14" style:family="paragraph" style:parent-style-name="Text_20_body">
      <style:text-properties officeooo:paragraph-rsid="0040aa7d"/>
    </style:style>
    <style:style style:name="P15" style:family="paragraph" style:parent-style-name="Text_20_body">
      <style:text-properties officeooo:paragraph-rsid="004d478e"/>
    </style:style>
    <style:style style:name="P16" style:family="paragraph" style:parent-style-name="Heading_20_2">
      <style:paragraph-properties fo:text-align="end" style:justify-single-word="false"/>
      <style:text-properties fo:font-variant="normal" fo:text-transform="none" fo:color="#333333" style:font-name="FreeSans" fo:font-size="26pt" fo:letter-spacing="normal" fo:font-style="normal" fo:font-weight="normal" style:font-size-asian="26pt" style:font-weight-asian="normal" style:font-size-complex="26pt" style:font-weight-complex="normal"/>
    </style:style>
    <style:style style:name="P17" style:family="paragraph" style:parent-style-name="Heading_20_1">
      <style:text-properties officeooo:paragraph-rsid="004d5a69"/>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4">
      <style:text-properties fo:font-variant="normal" fo:text-transform="none" fo:color="#000000" style:font-name="helvetica" fo:font-size="9pt" fo:letter-spacing="normal" fo:font-style="normal" fo:font-weight="normal"/>
    </style:style>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text-properties officeooo:paragraph-rsid="004e40ba"/>
    </style:style>
    <style:style style:name="P56" style:family="paragraph">
      <style:paragraph-properties fo:text-align="center"/>
    </style:style>
    <style:style style:name="T1" style:family="text">
      <style:text-properties officeooo:rsid="003d8359"/>
    </style:style>
    <style:style style:name="T2" style:family="text">
      <style:text-properties fo:font-size="11pt" fo:font-weight="bold" officeooo:rsid="000e3434" style:font-size-asian="11pt" style:font-weight-asian="bold" style:font-size-complex="11pt" style:font-weight-complex="bold"/>
    </style:style>
    <style:style style:name="T3" style:family="text">
      <style:text-properties fo:font-size="11pt" fo:font-weight="bold" officeooo:rsid="003d8359" style:font-size-asian="11pt" style:font-weight-asian="bold" style:font-size-complex="11pt" style:font-weight-complex="bold"/>
    </style:style>
    <style:style style:name="T4" style:family="text">
      <style:text-properties style:font-name="FreeSans" fo:font-style="italic" fo:font-weight="normal" officeooo:rsid="000e3434" style:font-style-asian="italic" style:font-weight-asian="normal" style:font-style-complex="italic" style:font-weight-complex="normal"/>
    </style:style>
    <style:style style:name="T5" style:family="text">
      <style:text-properties style:font-name="FreeSans" fo:font-weight="normal" style:font-weight-asian="normal" style:font-weight-complex="normal"/>
    </style:style>
    <style:style style:name="T6" style:family="text">
      <style:text-properties style:font-name="FreeSans" fo:font-weight="normal" officeooo:rsid="000e3434" style:font-weight-asian="normal" style:font-weight-complex="normal"/>
    </style:style>
    <style:style style:name="T7" style:family="text">
      <style:text-properties style:font-name="FreeSans" fo:font-weight="normal" officeooo:rsid="00304913" style:font-weight-asian="normal" style:font-weight-complex="normal"/>
    </style:style>
    <style:style style:name="T8" style:family="text">
      <style:text-properties style:font-name="FreeSans" fo:font-weight="normal" officeooo:rsid="001e8755" style:font-weight-asian="normal" style:font-weight-complex="normal"/>
    </style:style>
    <style:style style:name="T9" style:family="text">
      <style:text-properties style:font-name="FreeSans" fo:font-weight="normal" officeooo:rsid="000d4354" style:font-weight-asian="normal" style:font-weight-complex="normal"/>
    </style:style>
    <style:style style:name="T10" style:family="text">
      <style:text-properties style:font-name="FreeSans" fo:font-size="10pt" fo:font-weight="bold" style:font-size-asian="10pt" style:font-weight-asian="bold" style:font-size-complex="10pt" style:font-weight-complex="bold"/>
    </style:style>
    <style:style style:name="T11" style:family="text">
      <style:text-properties officeooo:rsid="001b2fe9"/>
    </style:style>
    <style:style style:name="T12" style:family="text">
      <style:text-properties fo:font-variant="normal" fo:text-transform="none" fo:color="#0087ff" style:font-name="helvetica" fo:letter-spacing="normal" fo:font-style="normal" fo:font-weight="bold"/>
    </style:style>
    <style:style style:name="T13" style:family="text">
      <style:text-properties fo:font-variant="normal" fo:text-transform="none" fo:color="#000000" style:font-name="helvetica" fo:font-size="9pt" fo:letter-spacing="normal" fo:font-style="normal"/>
    </style:style>
    <style:style style:name="T14" style:family="text">
      <style:text-properties fo:font-variant="normal" fo:text-transform="none" fo:color="#000000" style:font-name="helvetica" fo:font-size="9pt" fo:letter-spacing="normal" fo:font-style="normal" fo:font-weight="normal"/>
    </style:style>
    <style:style style:name="T15" style:family="text">
      <style:text-properties fo:font-variant="normal" fo:text-transform="none" fo:color="#000000" fo:letter-spacing="normal"/>
    </style:style>
    <style:style style:name="T16" style:family="text">
      <style:text-properties fo:language="en" fo:country="US"/>
    </style:style>
    <style:style style:name="T17" style:family="text">
      <style:text-properties officeooo:rsid="003bade8"/>
    </style:style>
    <style:style style:name="T18" style:family="text">
      <style:text-properties officeooo:rsid="0045d8ca"/>
    </style:style>
    <style:style style:name="T19" style:family="text">
      <style:text-properties officeooo:rsid="004d478e"/>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false" fo:margin-left="0cm" fo:margin-right="0cm" style:editable="false">
        <style:columns fo:column-count="2" fo:column-gap="0cm">
          <style:column style:rel-width="32767*" fo:start-indent="0cm" fo:end-indent="0cm"/>
          <style:column style:rel-width="32768*" fo:start-indent="0cm" fo:end-indent="0cm"/>
        </style:columns>
      </style:section-properties>
    </style:style>
    <style:style style:name="Sect5"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6">SI</text:p>
      <text:p text:style-name="P10">_<text:span text:style-name="T11">02</text:span></text:p>
      <text:h text:style-name="P16" text:outline-level="2"><draw:line text:anchor-type="paragraph" draw:z-index="0" draw:style-name="gr1" draw:text-style-name="P56" svg:x1="-0.004cm" svg:y1="3.122cm" svg:x2="16.951cm" svg:y2="3.122cm"><text:p/></draw:line><text:span text:style-name="T17">Soft</text:span>ware de un sistema informático.</text:h>
      <text:p text:style-name="P5"/>
      <text:p text:style-name="P5"/>
      <text:h text:style-name="Heading_20_1" text:outline-level="1"><text:soft-page-break/>1.- Software de un sistema informático.</text:h>
      <text:p text:style-name="Text_20_body">En la unidad anterior definimos el concepto de sistema informático como un conjunto de elementos que hacen posible el tratamiento automatizado de la información. En esta unidad nos vamos a centrar en el <text:span text:style-name="Strong_20_Emphasis">software de un sistema informático</text:span>. Éste está formado por <text:span text:style-name="Strong_20_Emphasis">programas, estructuras de datos y documentación </text:span>asociada. Así, el software está distribuido en el ordenador, los periféricos y el subsistema de comunicaciones. Ejemplos de software son los sistemas operativos, paquetes ofimáticos, compresores, editores de imágenes y un sinfín de programas más o menos específicos según el conocimiento y ámbito profesional del usuario</text:p>
      <text:h text:style-name="Heading_20_3" text:outline-level="3">1.1.- Requisitos e instalación: Determinación del equipo necesario</text:h>
      <text:p text:style-name="Text_20_body">En todo <text:span text:style-name="Strong_20_Emphasis">proceso de instalación</text:span> se han de seguir unos pasos que describiremos a continuación. Si no se realizan adecuadamente podemos encontrarnos con un funcionamiento limitado o erróneo de la aplicación. Los <text:span text:style-name="Strong_20_Emphasis">pasos</text:span> serían:</text:p>
      <text:section text:style-name="Sect1" text:name="Sección1">
        <text:list xml:id="list6440426235242197374" text:style-name="L1">
          <text:list-item>
            <text:p text:style-name="P18"><text:span text:style-name="Strong_20_Emphasis">Determinación del equipo necesario.</text:span></text:p>
          </text:list-item>
          <text:list-item>
            <text:p text:style-name="P18"><text:span text:style-name="Strong_20_Emphasis">Ejecución del programa de instalación.</text:span></text:p>
          </text:list-item>
          <text:list-item>
            <text:p text:style-name="P18"><text:span text:style-name="Strong_20_Emphasis">Configuración de la aplicación.</text:span></text:p>
          </text:list-item>
        </text:list>
      </text:section>
      <text:p text:style-name="Text_20_body"><text:span text:style-name="Strong_20_Emphasis">Determinación del equipo necesario</text:span></text:p>
      <text:p text:style-name="Text_20_body">Lo primero que debemos hacer es conocer <text:span text:style-name="Strong_20_Emphasis">qué necesita la aplicación</text:span> para que funcione adecuadamente en el ordenador, es decir, qué <text:span text:style-name="Strong_20_Emphasis">características o requisitos necesarios</text:span> tendrá que tener el sistema informático. Cada desarrollador crea sus aplicaciones enfocadas a plataformas concretas, con unas necesidades de hardware y software necesarias para su funcionamiento. Una aplicación creada para una plataforma no podrá ser instalada en otra distinta. Tampoco podrá ser instalada la aplicación si nuestro sistema informático no cumple los <text:span text:style-name="Strong_20_Emphasis">requisitos mínimos</text:span>. Antes de proceder a la instalación de una aplicación tendrá que reunir la información sobre el hardware de su ordenador y deberá verificar que su hardware le permite realizar el tipo de instalación que desea efectuar. Las <text:span text:style-name="Strong_20_Emphasis">características para que la aplicación se</text:span> <text:span text:style-name="Strong_20_Emphasis">ejecute adecuadamente</text:span> pueden ser de <text:span text:style-name="Strong_20_Emphasis">naturaleza hardware</text:span>:</text:p>
      <text:list xml:id="list8376930282785954840" text:style-name="L2">
        <text:list-item>
          <text:p text:style-name="P19"><text:span text:style-name="Strong_20_Emphasis">Plataforma hardware:</text:span> <text:span text:style-name="acronym"><text:span text:style-name="T16">PC</text:span></text:span>, Mac, .</text:p>
        </text:list-item>
        <text:list-item>
          <text:p text:style-name="P19"><text:span text:style-name="Strong_20_Emphasis">Procesador: </text:span>fabricante, velocidad, generalmente se indica el inferior posible de la gama con el que la aplicación funciona adecuadamente.</text:p>
        </text:list-item>
        <text:list-item>
          <text:p text:style-name="P19"><text:span text:style-name="Strong_20_Emphasis">Memoria </text:span><text:span text:style-name="Strong_20_Emphasis"><text:span text:style-name="acronym"><text:span text:style-name="T16">RAM</text:span></text:span></text:span><text:span text:style-name="Strong_20_Emphasis"> mínima</text:span>.</text:p>
        </text:list-item>
        <text:list-item>
          <text:p text:style-name="P19"><text:span text:style-name="Strong_20_Emphasis">Espacio mínimo disponible en el soporte de almacenamiento: </text:span>por ejemplo, en disco duro o unidad de almacenamiento externa para aplicaciones portables.</text:p>
        </text:list-item>
        <text:list-item>
          <text:p text:style-name="P19"><text:span text:style-name="Strong_20_Emphasis">Tarjeta gráfica: </text:span>la memoria gráfica necesaria para el buen funcionamiento de la aplicación.</text:p>
        </text:list-item>
        <text:list-item>
          <text:p text:style-name="P19"><text:span text:style-name="Strong_20_Emphasis">Resolución recomendada del monitor.</text:span></text:p>
        </text:list-item>
      </text:list>
      <text:p text:style-name="Text_20_body">Y de carácter <text:span text:style-name="Strong_20_Emphasis">software</text:span>:</text:p>
      <text:list xml:id="list4219182370211022333" text:style-name="L3">
        <text:list-item>
          <text:p text:style-name="P20"><text:span text:style-name="Strong_20_Emphasis">Plataforma software: </text:span>sistema operativo bajo el que funciona la aplicación, <text:span text:style-name="T16">Windows</text:span>, Linux, etc.</text:p>
        </text:list-item>
        <text:list-item>
          <text:p text:style-name="P20"><text:span text:style-name="Strong_20_Emphasis">Otros paquetes software adicionales</text:span> necesarios, tales como actualizaciones concretas de seguridad para el sistema operativo, la JVM(máquina virtual de Java), el Flash <text:span text:style-name="T16">Player</text:span>, etc. Por ejemplo, para instalar el editor de imágenes de <text:span text:style-name="T16">Microsoft</text:span> te indica que debes tener instalado varios componentes de <text:span text:style-name="T16">Microsoft</text:span>.</text:p>
        </text:list-item>
      </text:list>
      <text:p text:style-name="Text_20_body">Teniendo en cuenta lo visto anteriormente, los fabricantes de aplicaciones informáticas suelen establecer <text:span text:style-name="Strong_20_Emphasis">tres niveles de requisitos</text:span> para la instalación de sus aplicaciones:</text:p>
      <text:section text:style-name="Sect1" text:name="Sección2">
        <text:list xml:id="list8619390217457006671" text:style-name="L4">
          <text:list-item>
            <text:p text:style-name="P21"><text:span text:style-name="Strong_20_Emphasis">Equipo básico.</text:span></text:p>
          </text:list-item>
          <text:list-item>
            <text:p text:style-name="P21"><text:span text:style-name="Strong_20_Emphasis">Equipo opcional.</text:span></text:p>
          </text:list-item>
          <text:list-item>
            <text:p text:style-name="P21"><text:span text:style-name="Strong_20_Emphasis">Equipo en red.</text:span></text:p>
          </text:list-item>
        </text:list>
      </text:section>
      <text:h text:style-name="Heading_20_3" text:outline-level="3"><text:soft-page-break/></text:h>
      <text:h text:style-name="Heading_20_3" text:outline-level="3"/>
      <text:h text:style-name="Heading_20_3" text:outline-level="3"><text:line-break/>1.2.- Requisitos e instalación: Ejecución del programa de instalación.</text:h>
      <text:p text:style-name="Text_20_body"><text:span text:style-name="Strong_20_Emphasis">Ejecución del programa de instalación</text:span></text:p>
      <text:p text:style-name="Text_20_body">Por la instalación de un programa o aplicación informática entendemos el conjunto de pasos que nos van a permitir copiar los archivos necesarios, configurar, implantar y poner en funcionamiento una aplicación en un sistema informático.</text:p>
      <text:section text:style-name="Sect2" text:name="id5">
        <text:section text:style-name="Sect2" text:name="ta5_73">
          <text:p text:style-name="Text_20_body">La mayoría de las aplicaciones presentan dos niveles en función de los conocimientos del usuario:</text:p>
          <text:section text:style-name="Sect3" text:name="Sección3">
            <text:list xml:id="list964385207116347209" text:style-name="L5">
              <text:list-item>
                <text:p text:style-name="P22"><text:span text:style-name="Strong_20_Emphasis">Instalación básica</text:span></text:p>
              </text:list-item>
              <text:list-item>
                <text:p text:style-name="P22"><text:span text:style-name="Strong_20_Emphasis">Instalación personalizada o avanzada</text:span></text:p>
              </text:list-item>
            </text:list>
          </text:section>
          <text:p text:style-name="Text_20_body"><text:span text:style-name="Strong_20_Emphasis">Instalación básica:</text:span> Este nivel está diseñado para usuarios con pocos conocimientos informáticos. El programa realizará una instalación en función de los elementos que detecte en el equipo y según unos parámetros básicos establecidos por defecto por el fabricante.</text:p>
          <text:p text:style-name="Text_20_body"><text:span text:style-name="Strong_20_Emphasis">Instalación personalizada o avanzada:</text:span> Permite al usuario experto incluir o eliminar elementos de la aplicación con el fin de optimizar los recursos sistema informático, instalando sólo aquellos elementos de la aplicación que se van a utilizar. Por ejemplo, la instalación personalizada del paquete <text:span text:style-name="T16">Microsoft Office</text:span> permite elegir los programas a instalar (<text:span text:style-name="T16">Microsoft Word, Excel, PowerPoint, Frontpage,</text:span> etc.).</text:p>
          <text:p text:style-name="Text_20_body">Cuando se adquiere una aplicación informática, nos encontramos con un grupo de manuales y de <text:span text:style-name="acronym"><text:span text:style-name="T16">DVDs</text:span></text:span> o <text:span text:style-name="acronym">CDs</text:span>. La aplicación se encuentra normalmente en formato comprimido. El traspaso del programa al soporte de almacenamiento de nuestro ordenador, normalmente el disco duro, se realiza a través del <text:span text:style-name="Strong_20_Emphasis">programa de instalación</text:span> (su nombre puede ser <text:span text:style-name="T16">setup</text:span>, <text:span text:style-name="T16">install</text:span>, instalar, etc.), y es el encargado de <text:span text:style-name="Strong_20_Emphasis">extraer los bloques de la aplicación</text:span> de los discos, descomprimiéndolos si es necesario; <text:span text:style-name="Strong_20_Emphasis">crear la estructura de directorios necesaria,</text:span> <text:span text:style-name="Strong_20_Emphasis">ubicar los archivos</text:span> de la aplicación donde corresponda, y, si fuera necesario, <text:span text:style-name="Strong_20_Emphasis">modificar el registro del sistema</text:span>.</text:p>
          <text:h text:style-name="Heading_20_3" text:outline-level="3">1.3.- Requisitos e instalación: Configuración de la aplicación<text:span text:style-name="T12">.</text:span></text:h>
          <text:p text:style-name="Text_20_body"><text:span text:style-name="Strong_20_Emphasis">Configuración de la aplicación</text:span></text:p>
          <text:p text:style-name="Text_20_body">Una vez realizado correctamente el proceso de instalación sólo queda configurar las opciones de la aplicación, a veces también del sistema operativo, y configurar el entorno de trabajo. En la configuración se pueden modificar los parámetros establecidos por defecto para la aplicación. Algunas aplicaciones pueden generar una serie de archivos de configuración con los datos introducidos por los usuarios. El usuario debe realizar una última tarea antes de comenzar a utilizar la aplicación: <text:span text:style-name="Strong_20_Emphasis">configurar el entorno de trabajo</text:span>. Esto consiste en definir una serie de parámetros de funcionamiento que adecuen el funcionamiento de la aplicación a las exigencias del usuario. Este proceso se realizará en el caso que no sea satisfactoria la configuración establecida por defecto por el programa. Entre estos <text:span text:style-name="Strong_20_Emphasis">parámetros</text:span> aparecen:</text:p>
          <text:list xml:id="list7402316644701395665" text:style-name="L6">
            <text:list-item>
              <text:p text:style-name="P23"><text:span text:style-name="Strong_20_Emphasis">Ajuste y distribución de la pantalla</text:span> (tamaños de las ventanas, colores, tipos de letras, cambio de resolución, etc.).</text:p>
            </text:list-item>
            <text:list-item>
              <text:p text:style-name="P23"><text:span text:style-name="Strong_20_Emphasis">Definición de directorios de trabajo</text:span> (directorios para los archivos, proyectos, plantillas, etc.).</text:p>
            </text:list-item>
          </text:list>
          <text:p text:style-name="Text_20_body">Como ejemplo de configuración dentro de las opciones de la parte servidora de la aplicación de control remoto UltraVNC, se nos permite cambiar la contraseña de administrador, cambiar los puertos por defecto, etc. Por otro lado, algunas aplicaciones web requieren la activación de cookies y la modificación de la configuración de seguridad de nuestro navegador.</text:p>
          <text:p text:style-name="Text_20_body">Tras este último paso de configuración la aplicación ya está lista para empezar a funcionar adecuadamente.</text:p>
          <text:p text:style-name="Text_20_body"><text:span text:style-name="Strong_20_Emphasis">¿Qué nivel de requisitos en la instalación de una aplicación recomienda el fabricante del software para conseguir un rendimiento óptimo de la misma?</text:span></text:p>
          <text:p text:style-name="Text_20_body">Requisitos del equipo opcional.</text:p>
          <text:p text:style-name="Text_20_body"/>
          <text:h text:style-name="Heading_20_3" text:outline-level="3"><text:soft-page-break/>1.4.- Tipos de aplicaciones informáticas (I).</text:h>
          <text:section text:style-name="Sect2" text:name="id9">
            <text:section text:style-name="Sect2" text:name="ta9_73">
              <text:p text:style-name="Text_20_body">Podemos decir que las aplicaciones informáticas pueden clasificarse en dos <text:span text:style-name="Strong_20_Emphasis">tipos</text:span>, en función del <text:span text:style-name="Strong_20_Emphasis">ámbito o la naturaleza de uso</text:span>:</text:p>
            </text:section>
          </text:section>
          <text:section text:style-name="Sect2" text:name="id10">
            <text:section text:style-name="Sect4" text:name="ta10_70">
              <text:list xml:id="list747055508238441140" text:style-name="L7">
                <text:list-item>
                  <text:p text:style-name="P24"><text:span text:style-name="Strong_20_Emphasis">Aplicaciones de propósito general.</text:span></text:p>
                </text:list-item>
                <text:list-item>
                  <text:p text:style-name="P24"><text:span text:style-name="Strong_20_Emphasis">Aplicaciones de propósito específico.</text:span></text:p>
                </text:list-item>
              </text:list>
            </text:section>
          </text:section>
          <text:section text:style-name="Sect2" text:name="id11">
            <text:section text:style-name="Sect2" text:name="ta11_73">
              <text:p text:style-name="Text_20_body"><text:span text:style-name="Strong_20_Emphasis">Aplicaciones de propósito general:</text:span><text:line-break/>Se emplean para el desempeño de funciones no específicas (informes, documentos, presentaciones, gráficos, hojas de cálculo, etc.). Se suelen comercializar en paquetes integrados denominados <text:span text:style-name="T16">suites</text:span>, tales como: Microsoft <text:span text:style-name="T16">Office</text:span>, <text:span text:style-name="T16">OpenOffice</text:span>, <text:span text:style-name="T16">StarOffice</text:span>, <text:span text:style-name="T16">Lotus SmartSuite</text:span>, etc. y se componen de:</text:p>
              <text:list xml:id="list3160298289935838893" text:style-name="L8">
                <text:list-item>
                  <text:p text:style-name="P25"><text:span text:style-name="Strong_20_Emphasis">Gestión de texto</text:span>:</text:p>
                  <text:list>
                    <text:list-item>
                      <text:p text:style-name="P25">Editores de texto (no permiten formato, como por ejemplo <text:span text:style-name="T16">Notepad</text:span>).</text:p>
                    </text:list-item>
                    <text:list-item>
                      <text:p text:style-name="P25">Procesadores de texto (<text:span text:style-name="T16">Microsoft Word</text:span>, <text:span text:style-name="T16">Writer</text:span> de <text:span text:style-name="T16">OpenOffice</text:span>).</text:p>
                    </text:list-item>
                    <text:list-item>
                      <text:p text:style-name="P25">Programas de autoedición, maquetación y diseño: <text:span text:style-name="T16">Microsoft Publisher</text:span>.</text:p>
                    </text:list-item>
                  </text:list>
                </text:list-item>
                <text:list-item>
                  <text:p text:style-name="P25"><text:span text:style-name="Strong_20_Emphasis">Hoja de cálculo</text:span> (Microsoft Excel, Calc de OpenOffice, Lotus 1-2-3).</text:p>
                </text:list-item>
                <text:list-item>
                  <text:p text:style-name="P25"><text:span text:style-name="Strong_20_Emphasis">Asistente personal</text:span>: agenda, calendario, listín telefónico.</text:p>
                </text:list-item>
                <text:list-item>
                  <text:p text:style-name="P25"><text:span text:style-name="Strong_20_Emphasis">Generador de presentaciones</text:span> (<text:span text:style-name="T16">Microsoft PowerPoint</text:span>, <text:span text:style-name="T16">Impress</text:span> de <text:span text:style-name="T16">OpenOffice</text:span>).</text:p>
                </text:list-item>
                <text:list-item>
                  <text:p text:style-name="P25"><text:span text:style-name="Strong_20_Emphasis">Herramientas de acceso y gestión de bases de datos</text:span> (<text:span text:style-name="T16">Microsoft Access</text:span>, Base de <text:span text:style-name="T16">OpenOffice</text:span>).</text:p>
                </text:list-item>
                <text:list-item>
                  <text:p text:style-name="P25"><text:span text:style-name="Strong_20_Emphasis">Editores de </text:span><text:span text:style-name="Strong_20_Emphasis"><text:span text:style-name="acronym"><text:span text:style-name="T16">XML</text:span></text:span></text:span><text:span text:style-name="Strong_20_Emphasis"> y </text:span><text:span text:style-name="Strong_20_Emphasis"><text:span text:style-name="acronym"><text:span text:style-name="T16">HTML</text:span></text:span></text:span> (<text:span text:style-name="T16">Microsoft FrontPage</text:span>).</text:p>
                </text:list-item>
              </text:list>
              <text:p text:style-name="Text_20_body"><text:span text:style-name="Strong_20_Emphasis">Otras aplicaciones de propósito general</text:span> son:</text:p>
              <text:list xml:id="list4767059066148619975" text:style-name="L9">
                <text:list-item>
                  <text:p text:style-name="P26">Herramientas para la comunicación: <text:span text:style-name="T16">GroupWare</text:span> o Trabajo en grupo como gestores de e-mail, servicio de mensajería instantánea, etc. Gestión de FAX.</text:p>
                </text:list-item>
                <text:list-item>
                  <text:p text:style-name="P26">Utilidades y herramientas: como antivirus, navegadores web, gestores de archivos, compresores de archivos, visores de archivos.</text:p>
                </text:list-item>
              </text:list>
              <text:h text:style-name="Heading_20_5" text:outline-level="5">1.4.1.- Tipos de aplicaciones informáticas (II).</text:h>
              <text:section text:style-name="Sect2" text:name="id12">
                <text:section text:style-name="Sect2" text:name="ta12_73">
                  <text:p text:style-name="Text_20_body"><text:span text:style-name="Strong_20_Emphasis">Aplicaciones de propósito específico:</text:span></text:p>
                  <text:p text:style-name="Text_20_body">Por otro lado, las aplicaciones de propósito específico se utilizan para el desempeño de funciones específicas, científicas, técnicas o de gestión, tales como:</text:p>
                  <text:list xml:id="list1418861230513276050" text:style-name="L10">
                    <text:list-item>
                      <text:p text:style-name="P27"><text:span text:style-name="Strong_20_Emphasis">Administración, contabilidad, facturación, gestión de almacén, </text:span><text:span text:style-name="Strong_20_Emphasis"><text:span text:style-name="acronym">RRHH</text:span></text:span>: por ejemplo ContaPlus.</text:p>
                    </text:list-item>
                    <text:list-item>
                      <text:p text:style-name="P27"><text:span text:style-name="Strong_20_Emphasis">Entorno gráficos de desarrollo</text:span>: <text:span text:style-name="T16">Visual Studio</text:span>, <text:span text:style-name="T16">Borland Builder</text:span> <text:span text:style-name="acronym">C++</text:span>, etc.</text:p>
                    </text:list-item>
                    <text:list-item>
                      <text:p text:style-name="P27"><text:span text:style-name="Strong_20_Emphasis">Herramientas de administración de bases de datos</text:span>: Oracle, phpMyAdmin, etc.</text:p>
                    </text:list-item>
                    <text:list-item>
                      <text:p text:style-name="P27"><text:span text:style-name="Strong_20_Emphasis">Herramientas de gestión de red</text:span>: Tivoli, <text:span text:style-name="T16">NetView</text:span>, etc.</text:p>
                    </text:list-item>
                    <text:list-item>
                      <text:p text:style-name="P27"><text:span text:style-name="Strong_20_Emphasis">Herramientas “ad-hoc” especializadas:</text:span> OCR/OMR, monitores bursátiles, gestión empresarial ERP, etc.</text:p>
                    </text:list-item>
                    <text:list-item>
                      <text:p text:style-name="P27"><text:span text:style-name="Strong_20_Emphasis">Herramientas de diseño gráfico y maquetación</text:span>: Corel <text:span text:style-name="T16">Draw</text:span>, Visio, Adobe <text:span text:style-name="T16">PhotoShop</text:span>, <text:span text:style-name="T16">PaintShop</text:span>, etc.</text:p>
                    </text:list-item>
                    <text:list-item>
                      <text:p text:style-name="P27"><text:span text:style-name="Strong_20_Emphasis">Herramientas de ingeniería y científicas</text:span> utilizadas en ámbitos de investigación, en universidades, etc.</text:p>
                    </text:list-item>
                  </text:list>
                  <text:p text:style-name="Text_20_body"/>
                  <text:p text:style-name="Text_20_body"/>
                  <text:p text:style-name="Text_20_body"/>
                  <text:p text:style-name="Text_20_body"/>
                  <text:p text:style-name="Text_20_body"><text:soft-page-break/></text:p>
                  <text:h text:style-name="Heading_20_3" text:outline-level="3">1.5.- Licencias software (I).</text:h>
                  <text:section text:style-name="Sect2" text:name="id16">
                    <text:section text:style-name="Sect2" text:name="ta16_73">
                      <text:p text:style-name="Text_20_body">Comenzaremos definiendo algunos <text:span text:style-name="Strong_20_Emphasis">conceptos clave</text:span> para entender gran parte de lo que rodea a las <text:span text:style-name="Strong_20_Emphasis">licencias software</text:span>.</text:p>
                      <text:p text:style-name="Text_20_body">En primer lugar, las<text:span text:style-name="Strong_20_Emphasis"> licencias software </text:span>nos sirven para establecer un <text:span text:style-name="Strong_20_Emphasis">contrato entre</text:span> el <text:span text:style-name="Strong_20_Emphasis">autor</text:span> de una aplicación software (sometido a propiedad intelectual y a derechos de autor) y el <text:span text:style-name="Strong_20_Emphasis">usuario</text:span>. En el contrato se definen con precisión los <text:span text:style-name="Strong_20_Emphasis">derechos y deberes de ambas partes, </text:span>es decir, los<text:span text:style-name="Strong_20_Emphasis"> “actos de explotación legales”</text:span>.</text:p>
                      <text:p text:style-name="Text_20_body">Por otra parte, entendemos por <text:span text:style-name="Strong_20_Emphasis">derecho de autor o </text:span><text:span text:style-name="Strong_20_Emphasis"><text:span text:style-name="T16">copyright</text:span></text:span> la <text:span text:style-name="Strong_20_Emphasis">forma de protección proporcionada por las leyes vigentes</text:span> en la mayoría de los países <text:span text:style-name="Strong_20_Emphasis">para los autores de obras originales</text:span> incluyendo obras literarias, dramáticas, musicales, artísticas e intelectuales, tanto publicadas como pendientes de publicar.</text:p>
                      <text:p text:style-name="Text_20_body">Pueden existir tantas licencias como acuerdos concretos se den entre el autor y el usuario. Distinguimos varios <text:span text:style-name="Strong_20_Emphasis">tipos de software</text:span> o licencias en función de lo limitadas que estén las acciones del usuario sobre el mismo:</text:p>
                    </text:section>
                  </text:section>
                  <text:section text:style-name="Sect2" text:name="id17">
                    <text:section text:style-name="Sect4" text:name="ta17_70">
                      <text:list xml:id="list8259735636214997856" text:style-name="L11">
                        <text:list-item>
                          <text:p text:style-name="P28"><text:span text:style-name="Strong_20_Emphasis">Software propietario.</text:span></text:p>
                        </text:list-item>
                        <text:list-item>
                          <text:p text:style-name="P28"><text:span text:style-name="Strong_20_Emphasis">Software libre.</text:span></text:p>
                        </text:list-item>
                        <text:list-item>
                          <text:p text:style-name="P28"><text:span text:style-name="Strong_20_Emphasis">Software semilibre.</text:span></text:p>
                        </text:list-item>
                        <text:list-item>
                          <text:p text:style-name="P28"><text:span text:style-name="Strong_20_Emphasis">Software de dominio público.</text:span></text:p>
                        </text:list-item>
                        <text:list-item>
                          <text:p text:style-name="P28"><text:span text:style-name="Strong_20_Emphasis">Software con </text:span><text:span text:style-name="Strong_20_Emphasis"><text:span text:style-name="T16">copyleft</text:span></text:span><text:span text:style-name="Strong_20_Emphasis">.</text:span></text:p>
                        </text:list-item>
                      </text:list>
                    </text:section>
                  </text:section>
                  <text:section text:style-name="Sect2" text:name="id18">
                    <text:section text:style-name="Sect2" text:name="ta18_73">
                      <text:p text:style-name="Text_20_body"><text:span text:style-name="Strong_20_Emphasis">Software propietario</text:span></text:p>
                      <text:p text:style-name="Text_20_body">Se trata del software cuya redistribución o modificación están prohibidos o necesitan una autorización. Los usuarios tienen limitadas las posibilidades de usarlo, modificarlo o redistribuirlo (con o sin modificaciones), o su código fuente no está disponible, o el acceso a éste se encuentra restringido. Así, cuando el usuario adquiere una licencia software propietario lo que se le otorga es el <text:span text:style-name="Strong_20_Emphasis">derecho de uso de la aplicación</text:span>.</text:p>
                      <text:p text:style-name="Text_20_body">En el <text:span text:style-name="Strong_20_Emphasis">software propietario</text:span> o “no libre” una persona física o jurídica (compañía, corporación, fundación, etc.) posee los derechos de autor sobre un software, negando o no otorgando, al mismo tiempo, los derechos de usar el programa con cualquier propósito; de estudiar cómo funciona el programa y adaptarlo a las propias necesidades (donde el acceso al código fuente es una condición previa); de distribuir copias; o de mejorar el programa y hacer públicas las mejoras (para esto el acceso al código fuente es un requisito previo).</text:p>
                      <text:p text:style-name="Text_20_body">De esta manera, un software sigue siendo no libre aún si el código fuente es hecho público, cuando se mantiene la reserva de derechos sobre el uso, modificación o distribución (por ejemplo, el programa de licencias <text:span text:style-name="T16">Shared source</text:span>, de código abierto para uso académico de Microsoft)</text:p>
                      <text:h text:style-name="Heading_20_5" text:outline-level="5">1.5.1.- Licencias software (II).</text:h>
                      <text:section text:style-name="Sect2" text:name="id19">
                        <text:section text:style-name="Sect2" text:name="ta19_73">
                          <text:p text:style-name="Text_20_body"><text:span text:style-name="Strong_20_Emphasis">Software libre</text:span></text:p>
                          <text:p text:style-name="Text_20_body">Proporciona al usuario las <text:span text:style-name="Strong_20_Emphasis">cuatro libertades</text:span> siguientes, es decir, autoriza para:</text:p>
                          <text:list xml:id="list5188044921791134194" text:style-name="L12">
                            <text:list-item>
                              <text:p text:style-name="P29"><text:span text:style-name="Strong_20_Emphasis">Utilizar el programa</text:span>, para cualquier propósito.</text:p>
                            </text:list-item>
                            <text:list-item>
                              <text:p text:style-name="P29"><text:span text:style-name="Strong_20_Emphasis">Estudiar cómo funciona el programa</text:span> y adaptarlo a tus necesidades, debe proporcionarse las fuentes, directa o indirectamente, pero siempre de forma fácil y asequible.</text:p>
                            </text:list-item>
                            <text:list-item>
                              <text:p text:style-name="P29"><text:span text:style-name="Strong_20_Emphasis">Distribuir copias</text:span>.</text:p>
                            </text:list-item>
                            <text:list-item>
                              <text:p text:style-name="P29"><text:span text:style-name="Strong_20_Emphasis">Mejorar el programa y hacer públicas las mejoras a los demás</text:span>.</text:p>
                            </text:list-item>
                          </text:list>
                          <text:p text:style-name="Text_20_body">Todo programa que no incorpore alguna de estas libertades se considera no libre o <text:span text:style-name="Strong_20_Emphasis">semilibre</text:span>. La mayor parte de las licencias de software libre surgen de la FSF. El <text:span text:style-name="Strong_20_Emphasis">software libre suele estar disponible gratuitamente</text:span>, o al precio de costo de la distribución a través de otros medios; <text:span text:style-name="Strong_20_Emphasis">sin embargo no es obligatorio que sea así</text:span>, por lo tanto <text:span text:style-name="Strong_20_Emphasis">no hay que asociar software libre a "software gratuito"</text:span> (denominado usualmente <text:span text:style-name="T16">freeware</text:span>), ya que, conservando su carácter de libre, puede ser distribuido comercialmente.</text:p>
                          <text:p text:style-name="Text_20_body"><text:span text:style-name="Strong_20_Emphasis">Software de dominio público</text:span></text:p>
                          <text:p text:style-name="Text_20_body">Es aquél que no está protegido con <text:span text:style-name="T16">copyright</text:span> y que no requiere de licencia, pues sus derechos de explotación son para toda <text:soft-page-break/>la humanidad. Esto ocurre cuando el autor lo dona a la humanidad o si los derechos de autor han expirado (en un plazo contado desde la muerte del autor, generalmente 70 años). En caso de que el autor condicione el uso de su software bajo una licencia, por muy débil que sea, ya no se consideraría software de dominio público.</text:p>
                          <text:p text:style-name="Text_20_body"><text:span text:style-name="Strong_20_Emphasis">Software con </text:span><text:span text:style-name="Strong_20_Emphasis"><text:span text:style-name="T16">copyleft</text:span></text:span></text:p>
                          <text:p text:style-name="Text_20_body">Es el software libre cuyos términos de distribución no permiten a los redistribuidores agregar ninguna restricción adicional cuando lo redistribuyen o modifican, o sea, la versión modificada debe ser también libre.</text:p>
                          <text:p text:style-name="Text_20_body"><text:span text:style-name="Strong_20_Emphasis">Existen otros tipos de software,</text:span> tales como:</text:p>
                          <text:list xml:id="list8382117890476802153" text:style-name="L13">
                            <text:list-item>
                              <text:p text:style-name="P30"><text:span text:style-name="Strong_20_Emphasis"><text:span text:style-name="T16">Freeware</text:span></text:span>: Programa totalmente gratuito. Es posible que requiera que nos registremos, pero siempre de forma gratuita.</text:p>
                            </text:list-item>
                            <text:list-item>
                              <text:p text:style-name="P30"><text:span text:style-name="Strong_20_Emphasis"><text:span text:style-name="T16">Shareware</text:span></text:span><text:span text:style-name="Strong_20_Emphasis"> (Demo):</text:span> Se trata de una versión reducida del programa, con algunas funciones desactivadas para que podamos probarlo y decidir si lo vamos a comprar o no.</text:p>
                            </text:list-item>
                            <text:list-item>
                              <text:p text:style-name="P30"><text:span text:style-name="Strong_20_Emphasis"><text:span text:style-name="T16">Shareware</text:span></text:span><text:span text:style-name="Strong_20_Emphasis"> (Versión limitada por tiempo):</text:span> Se trata de una versión totalmente funcional por un cierto número de días (normalmente 30, pero puede variar según la compañía) tras la cual no lo podremos usar o se verá reducida su funcionalidad. Su objetivo es poder probar la aplicación y luego decidir si la compraremos o no.</text:p>
                            </text:list-item>
                          </text:list>
                          <text:h text:style-name="Heading_20_1" text:outline-level="1">2.- Sistemas Operativos.</text:h>
                          <text:p text:style-name="Text_20_body"><text:span text:style-name="T14">El </text:span><text:span text:style-name="Strong_20_Emphasis"><text:span text:style-name="T13">sistema operativo es un conjunto de programas que se encarga de gestionar los recursos hardware y software</text:span></text:span><text:span text:style-name="T15"> </text:span><text:span text:style-name="T14">del ordenador, por lo que actúa como una interfaz entre los programas de aplicación del usuario y el hardware puro.</text:span></text:p>
                          <text:h text:style-name="Heading_20_3" text:outline-level="3">2.1.- Concepto y objetivos de los sistemas operativos.</text:h>
                          <text:section text:style-name="Sect2" text:name="id25">
                            <text:section text:style-name="Sect2" text:name="ta25_73">
                              <text:p text:style-name="Text_20_body">Los principales<text:span text:style-name="Strong_20_Emphasis"> objetivos de los</text:span> <text:span text:style-name="Strong_20_Emphasis">sistemas operativos</text:span> son:</text:p>
                              <text:list xml:id="list8471652390441436016" text:style-name="L14">
                                <text:list-item>
                                  <text:p text:style-name="P31"><text:span text:style-name="Strong_20_Emphasis">Abstraer al usuario de la complejidad del hardware</text:span>: El sistema operativo hace que el ordenador sea más fácil de utilizar.</text:p>
                                </text:list-item>
                                <text:list-item>
                                  <text:p text:style-name="P31"><text:span text:style-name="Strong_20_Emphasis">Eficiencia</text:span>: Permite que los recursos del ordenador se utilicen de la forma más eficiente posible. Por ejemplo, se deben <text:span text:style-name="Strong_20_Emphasis">optimizar</text:span> los accesos a disco para acelerar las operaciones de entrada y salida.</text:p>
                                </text:list-item>
                                <text:list-item>
                                  <text:p text:style-name="P31"><text:span text:style-name="Strong_20_Emphasis">Permitir la ejecución de programas</text:span>: Cuando un usuario quiere ejecutar un programa, el sistema operativo realiza todas las tareas necesarias para ello, tales como cargar las instrucciones y datos del programa en memoria, iniciar dispositivos de entrada/salida y preparar otros recursos.</text:p>
                                </text:list-item>
                                <text:list-item>
                                  <text:p text:style-name="P31"><text:span text:style-name="Strong_20_Emphasis">Acceder a los dispositivos entrada/salida</text:span>: El sistema operativo suministra una interfaz homogénea para los dispositivos de entrada/salida para que el usuario pueda utilizar de forma más sencilla los mismos.</text:p>
                                </text:list-item>
                                <text:list-item>
                                  <text:p text:style-name="P31"><text:span text:style-name="Strong_20_Emphasis">Proporcionar una estructura y conjunto de operaciones </text:span>para el <text:span text:style-name="Strong_20_Emphasis">sistema de archivos.</text:span></text:p>
                                </text:list-item>
                                <text:list-item>
                                  <text:p text:style-name="P31"><text:span text:style-name="Strong_20_Emphasis">Controlar el acceso al sistema y los recursos</text:span>: en el caso de sistemas compartidos, proporcionando protección a los recursos y los datos frente a usuarios no autorizados.</text:p>
                                </text:list-item>
                                <text:list-item>
                                  <text:p text:style-name="P31"><text:span text:style-name="Strong_20_Emphasis">Detección y respuesta ante errores</text:span>: El sistema operativo debe <text:span text:style-name="Strong_20_Emphasis">prever</text:span> todas las posibles <text:span text:style-name="Strong_20_Emphasis">situaciones críticas y resolverlas,</text:span> si es que se producen.</text:p>
                                </text:list-item>
                                <text:list-item>
                                  <text:p text:style-name="P31"><text:span text:style-name="Strong_20_Emphasis">Capacidad de adaptación</text:span>: Un sistema operativo debe ser construido de manera que pueda evolucionar a la vez que surgen actualizaciones hardware y software.</text:p>
                                </text:list-item>
                                <text:list-item>
                                  <text:p text:style-name="P31"><text:span text:style-name="Strong_20_Emphasis">Gestionar las comunicaciones en red:</text:span> El sistema operativo debe permitir al usuario manejar con facilidad todo lo referente a la instalación y uso de las redes de ordenadores.</text:p>
                                </text:list-item>
                                <text:list-item>
                                  <text:p text:style-name="P31"><text:span text:style-name="Strong_20_Emphasis">Permitir a los usuarios compartir recursos y datos</text:span>: Este aspecto está muy relacionado con el anterior y daría al sistema operativo el papel de gestor de los recursos de una red.</text:p>
                                </text:list-item>
                              </text:list>
                              <text:p text:style-name="Text_20_body"/>
                              <text:h text:style-name="Heading_20_3" text:outline-level="3"><text:soft-page-break/>2.2.- Tipos de sistemas operativos (I).</text:h>
                              <text:section text:style-name="Sect2" text:name="id29">
                                <text:section text:style-name="Sect2" text:name="ta29_73">
                                  <text:p text:style-name="Text_20_body">Ahora vamos a clasificar los sistemas operativos en base a su estructura, servicios que suministran y por su forma.</text:p>
                                  <text:p text:style-name="Text_20_body">Tipos de sistemas operativos</text:p>
                                  <table:table table:name="Táboa1" table:style-name="Táboa1">
                                    <table:table-column table:style-name="Táboa1.A"/>
                                    <table:table-column table:style-name="Táboa1.B"/>
                                    <table:table-column table:style-name="Táboa1.C"/>
                                    <table:table-header-rows>
                                      <table:table-row>
                                        <table:table-cell table:style-name="Táboa1.A1" office:value-type="string">
                                          <text:p text:style-name="Text_20_body">Por estructura</text:p>
                                        </table:table-cell>
                                        <table:table-cell table:style-name="Táboa1.A1" office:value-type="string">
                                          <text:p text:style-name="Text_20_body">Por sus servicios</text:p>
                                        </table:table-cell>
                                        <table:table-cell table:style-name="Táboa1.A1" office:value-type="string">
                                          <text:p text:style-name="Text_20_body">Por su forma</text:p>
                                        </table:table-cell>
                                      </table:table-row>
                                    </table:table-header-rows>
                                    <table:table-row table:style-name="Táboa1.2">
                                      <table:table-cell table:style-name="Táboa1.A2" office:value-type="string">
                                        <text:p text:style-name="Text_20_body">Monolíticos</text:p>
                                      </table:table-cell>
                                      <table:table-cell table:style-name="Táboa1.B2" office:value-type="string">
                                        <text:p text:style-name="Text_20_body">Monousuario</text:p>
                                      </table:table-cell>
                                      <table:table-cell table:style-name="Táboa1.C2" office:value-type="string">
                                        <text:p text:style-name="Text_20_body">Sistema operativo en red</text:p>
                                      </table:table-cell>
                                    </table:table-row>
                                    <table:table-row table:style-name="Táboa1.2">
                                      <table:table-cell table:style-name="Táboa1.A3" office:value-type="string">
                                        <text:p text:style-name="Text_20_body">Jerárquicos</text:p>
                                      </table:table-cell>
                                      <table:table-cell table:style-name="Táboa1.B3" office:value-type="string">
                                        <text:p text:style-name="Text_20_body">Multiusuario</text:p>
                                      </table:table-cell>
                                      <table:table-cell table:style-name="Táboa1.C7" table:number-rows-spanned="5" office:value-type="string">
                                        <text:p text:style-name="Text_20_body">Sistema operativo distribuido</text:p>
                                      </table:table-cell>
                                    </table:table-row>
                                    <table:table-row table:style-name="Táboa1.2">
                                      <table:table-cell table:style-name="Táboa1.A4" office:value-type="string">
                                        <text:p text:style-name="Text_20_body">Máquina Virtual</text:p>
                                      </table:table-cell>
                                      <table:table-cell table:style-name="Táboa1.B4" office:value-type="string">
                                        <text:p text:style-name="Text_20_body">Monotarea</text:p>
                                      </table:table-cell>
                                      <table:covered-table-cell/>
                                    </table:table-row>
                                    <table:table-row table:style-name="Táboa1.2">
                                      <table:table-cell table:style-name="Táboa1.A5" office:value-type="string">
                                        <text:p text:style-name="Text_20_body">Microkernel o Cliente-Servidor</text:p>
                                      </table:table-cell>
                                      <table:table-cell table:style-name="Táboa1.B5" office:value-type="string">
                                        <text:p text:style-name="Text_20_body">Multitarea</text:p>
                                      </table:table-cell>
                                      <table:covered-table-cell/>
                                    </table:table-row>
                                    <table:table-row table:style-name="Táboa1.2">
                                      <table:table-cell table:style-name="Táboa1.A7" table:number-rows-spanned="2" office:value-type="string">
                                        <text:p text:style-name="Text_20_body">Monolíticos</text:p>
                                      </table:table-cell>
                                      <table:table-cell table:style-name="Táboa1.B6" office:value-type="string">
                                        <text:p text:style-name="Text_20_body">Monoprocesador</text:p>
                                      </table:table-cell>
                                      <table:covered-table-cell/>
                                    </table:table-row>
                                    <table:table-row table:style-name="Táboa1.2">
                                      <table:covered-table-cell/>
                                      <table:table-cell table:style-name="Táboa1.B7" office:value-type="string">
                                        <text:p text:style-name="Text_20_body">Multiprocesador</text:p>
                                      </table:table-cell>
                                      <table:covered-table-cell/>
                                    </table:table-row>
                                  </table:table>
                                  <text:p text:style-name="Text_20_body"><text:span text:style-name="Strong_20_Emphasis">Sistemas operativos por su estructura</text:span></text:p>
                                  <text:p text:style-name="Text_20_body"><text:span text:style-name="Strong_20_Emphasis">Monolíticos: </text:span>Es la estructura de los primeros sistemas operativos, consistía en un solo programa desarrollado con rutinas entrelazadas q ue podían llamarse entre sí. Por lo general, eran sistemas operativos hechos a medida, pero difíciles de mantener</text:p>
                                  <text:p text:style-name="Text_20_body"><text:span text:style-name="Strong_20_Emphasis">Jerárquicos: </text:span>Conforme las necesidades de los usuarios aumentaron, los sistemas operativos fueron creciendo en complejidad y funciones. Esto llevó a que se hiciera necesaria una mayor organización del software del sistema operativo, dividiéndose en partes más pequeñas, diferenciadas por funciones y con una interfaz clara para interoperar con los demás elementos. Un ejemplo de este tipo de sistemas operativos fue MULTICS.</text:p>
                                  <text:p text:style-name="Text_20_body"><text:span text:style-name="Strong_20_Emphasis">Máquina Virtual: </text:span>El objetivo de los sistemas operativos es el de integrar distintos sistemas operativos dando la sensación de ser varias máquinas diferentes. Presentan una interfaz a cada proceso, mostrando una máquina que parece idéntica a la máquina real subyacente. Estas máquinas no son máquinas extendidas, son una réplica de la máquina real, de manera que en cada una de ellas se pueda ejecutar un sistema operativo diferente, que será el que ofrezca la máquina extendida al usuario. <text:span text:style-name="acronym"><text:span text:style-name="T16">VMware</text:span></text:span> y <text:span text:style-name="acronym"><text:span text:style-name="T16">VM/CMS</text:span></text:span> son ejemplos de este tipo de sistemas operativos.</text:p>
                                  <text:p text:style-name="Text_20_body"><text:span text:style-name="Strong_20_Emphasis">Microkernel o Cliente-Servidor: </text:span>El modelo del núcleo de estos sistemas operativos distribuye las diferentes tareas en porciones de código modulares y sencillas. El objetivo es aislar del sistema, su núcleo, las operaciones de entrada/salida, gestión de memoria, del sistema de archivos, etc. Esto incrementa la tolerancia a fallos, la seguridad y la portabilidad entre plataformas de hardware. Algunos ejemplos son MAC <text:span text:style-name="acronym">OS</text:span> X o <text:span text:style-name="acronym"><text:span text:style-name="T16">AIX</text:span></text:span>.</text:p>
                                  <text:h text:style-name="Heading_20_5" text:outline-level="5">2.2.1.- Tipos de sistemas operativos (II).</text:h>
                                  <text:section text:style-name="Sect2" text:name="id30">
                                    <text:section text:style-name="Sect2" text:name="ta30_73">
                                      <text:p text:style-name="Text_20_body"><text:span text:style-name="Strong_20_Emphasis">Sistemas operativos por sus servicios</text:span></text:p>
                                      <text:p text:style-name="Text_20_body"><text:span text:style-name="Strong_20_Emphasis">Monousuario:</text:span> Son aquellos que soportan a un usuario a la vez, sin importar el número de procesos o tareas que el usuario pueda ejecutar en un mismo instante de tiempo. Ejemplos de sistemas operativos de este tipo son <text:span text:style-name="acronym">MS-DOS</text:span>, Microsoft Windows 9x y ME, MAC OS, entre otros.</text:p>
                                      <text:p text:style-name="Text_20_body"><text:span text:style-name="Strong_20_Emphasis">Multiusuario: </text:span>Son capaces de dar servicio a más de un usuario a la vez, ya sea por medio de varios terminales conectadas al ordenador o por medio de sesiones remotas en una red de comunicaciones. No importa el número de procesadores en la máquina ni el número de procesos que puede ejecutar cada usuario simultáneamente. Algunos ejemplos serán UNIX, GNU/Linux, Microsoft Windows Server o MAC OS X.</text:p>
                                      <text:p text:style-name="Text_20_body"><text:span text:style-name="Strong_20_Emphasis">Monotarea: </text:span>Sólo permiten una tarea a la vez por usuario. Se puede dar el caso de un sistema multiusuario y monotarea, en el cual se admiten varios usuarios simultáneamente pero cada uno de ellos puede ejecutar sólo una tarea en un instante dado. Ejemplos de sistemas monotarea son MS-DOS, Microsoft Windows 3.x y 95 (estos últimos sólo simulan la multitarea).</text:p>
                                      <text:p text:style-name="Text_20_body"><text:span text:style-name="Strong_20_Emphasis">Multitarea:</text:span> Permite al usuario realizar varias tareas al mismo tiempo. Algunos ejemplos son MAC OS, UNIX, Linux, Microsoft Windows 98, 2000, XP, Vista y 7.</text:p>
                                      <text:p text:style-name="Text_20_body"><text:span text:style-name="Strong_20_Emphasis">Monoprocesador:</text:span> Es aquel capaz de manejar sólo un procesador, de manera que si el ordenador tuviese más de uno le sería inútil. MS-DOS y MAC OS son ejemplos de este tipo de sistemas operativos.</text:p>
                                      <text:p text:style-name="Text_20_body"><text:soft-page-break/><text:span text:style-name="Strong_20_Emphasis">Multiprocesador: </text:span>Un sistema operativo multiprocesador se refiere al número de procesadores del sistema, éste es más de uno y el sistema operativo es capaz de utilizarlos todos para distribuir su carga de trabajo. Estos sistemas trabajan de dos formas: <text:span text:style-name="Strong_20_Emphasis">simétricamente</text:span> (los procesos son enviados indistintamente a cualquiera de los procesadores disponibles) y <text:span text:style-name="Strong_20_Emphasis">asimétricamente </text:span>(uno de los procesadores actúa como maestro o servidor y distribuye la carga de procesos a los demás).</text:p>
                                      <text:h text:style-name="Heading_20_5" text:outline-level="5">2.2.2.- Tipos de sistemas operativos (III).</text:h>
                                      <text:section text:style-name="Sect2" text:name="id31">
                                        <text:section text:style-name="Sect2" text:name="ta31_73">
                                          <text:p text:style-name="Text_20_body"><text:span text:style-name="Strong_20_Emphasis">Sistemas operativos por su forma</text:span></text:p>
                                          <text:p text:style-name="Text_20_body"><text:span text:style-name="Strong_20_Emphasis">Sistemas operativos en red:</text:span> Estos sistemas tienen la capacidad de interactuar con los sistemas operativos de otras máquinas a través de la red, con el objeto de intercambiar información, transferir archivos, etc. La clave de estos sistemas es que el usuario debe conocer la ubicación de los recursos en red a los que desee acceder. Los sistemas operativos modernos más comunes pueden considerarse sistemas en red, por ejemplo: Novell, Windows Server, Linux, etc.</text:p>
                                          <text:p text:style-name="Text_20_body"><text:span text:style-name="Strong_20_Emphasis">Sistemas operativos distribuidos:</text:span> Abarcan los servicios de red, las funciones se distribuyen entre diferentes ordenadores, logrando integrar recursos (impresoras, unidades de respaldo, memoria, procesos, etc.) en una sola máquina virtual que es a la que el usuario accede de forma transparente. En este caso, el usuario no necesita saber la ubicación de los recursos, sino que los referencia por su nombre y los utiliza como si fueran locales a su lugar de trabajo habitual. MOSIX es un ejemplo de estos sistemas operativos.</text:p>
                                          <text:h text:style-name="Heading_20_3" text:outline-level="3">2.3.- Servicios de los sistemas operativos.</text:h>
                                          <text:section text:style-name="Sect2" text:name="id34">
                                            <text:section text:style-name="Sect2" text:name="ta34_73">
                                              <text:p text:style-name="Text_20_body">El sistema operativo necesita administrar los recursos para tener control sobre las funciones básicas del ordenador. Pero, <text:span text:style-name="Strong_20_Emphasis">¿cuáles son los recursos que gestiona el sistema operativo?</text:span> Los principales recursos que administra el sistema operativo son:</text:p>
                                              <text:section text:style-name="Sect3" text:name="Sección4">
                                                <text:list xml:id="list6706063148835943521" text:style-name="L15">
                                                  <text:list-item>
                                                    <text:p text:style-name="P32"><text:span text:style-name="Strong_20_Emphasis">El procesador.</text:span></text:p>
                                                  </text:list-item>
                                                  <text:list-item>
                                                    <text:p text:style-name="P32"><text:span text:style-name="Strong_20_Emphasis">La memoria.</text:span></text:p>
                                                  </text:list-item>
                                                  <text:list-item>
                                                    <text:p text:style-name="P32"><text:span text:style-name="Strong_20_Emphasis">Los dispositivos de entrada/salida.</text:span></text:p>
                                                  </text:list-item>
                                                  <text:list-item>
                                                    <text:p text:style-name="P32"><text:span text:style-name="Strong_20_Emphasis">El sistema de archivos.</text:span></text:p>
                                                  </text:list-item>
                                                </text:list>
                                              </text:section>
                                              <text:p text:style-name="Text_20_body"><text:span text:style-name="Strong_20_Emphasis">Núcleo</text:span></text:p>
                                              <text:p text:style-name="Text_20_body">Para gestionar todos estos recursos, existe <text:span text:style-name="Strong_20_Emphasis">una parte muy importante</text:span> del sistema operativo, <text:span text:style-name="Strong_20_Emphasis">el núcleo o kernel</text:span>. El núcleo normalmente <text:span text:style-name="Strong_20_Emphasis">representa sólo una pequeña parte de todo lo que es el sistema operativo</text:span>, pero es una de las partes que más se utiliza. Por esta razón, el <text:span text:style-name="Strong_20_Emphasis">núcleo reside </text:span>por lo general<text:span text:style-name="Strong_20_Emphasis"> en la memoria principal</text:span>, mientras que otras partes del sistema operativo son cargadas en la memoria principal sólo cuando se necesitan.</text:p>
                                              <text:p text:style-name="P14">Resumiendo, el <text:span text:style-name="Strong_20_Emphasis">núcleo </text:span>supone la <text:span text:style-name="Strong_20_Emphasis">parte principal </text:span>del código<text:span text:style-name="Strong_20_Emphasis"> de un sistema operativo</text:span> y se encarga de <text:span text:style-name="Strong_20_Emphasis">controlar y administrar los servicios y peticiones de recursos</text:span>. Para ello se divide en distintos <text:span text:style-name="Strong_20_Emphasis">niveles</text:span>:</text:p>
                                              <text:section text:style-name="Sect3" text:name="Sección5">
                                                <text:p text:style-name="P12"><text:span text:style-name="Strong_20_Emphasis">Gestión de procesos</text:span><text:line-break/><text:span text:style-name="Strong_20_Emphasis">Gestión de memoria</text:span><text:line-break/><text:span text:style-name="Strong_20_Emphasis">Gestión de la entrada/salida (E/S)</text:span><text:line-break/><text:span text:style-name="Strong_20_Emphasis">Gestión del Sistema de archivos</text:span></text:p>
                                              </text:section>
                                            </text:section>
                                          </text:section>
                                          <text:h text:style-name="Heading_20_1" text:outline-level="1">3.- Gestión de procesos.</text:h>
                                          <text:p text:style-name="Text_20_body">Entre las principales tareas del sistema operativo está la de <text:span text:style-name="Strong_20_Emphasis">administrar los procesos del sistema</text:span>.</text:p>
                                          <text:p text:style-name="Text_20_body"><text:span text:style-name="Strong_20_Emphasis">¿A qué nos referimos cuando hablamos de procesos?</text:span></text:p>
                                          <text:p text:style-name="Text_20_body"><text:span text:style-name="Strong_20_Emphasis">Un proceso en un programa en ejecución</text:span>. Un proceso simple tiene un <text:span text:style-name="Strong_20_Emphasis">hilo de ejecución</text:span> (o subproceso), en ocasiones, un proceso puede dividirse en varios subprocesos. Un hilo es básicamente una tarea que puede ser ejecutada en paralelo con otra tarea. Por lo que los <text:span text:style-name="Strong_20_Emphasis">hilos de ejecución</text:span> permiten a un programa realizar varias tareas a la vez.</text:p>
                                          <text:p text:style-name="Text_20_body">En los sistemas operativos modernos los procesos pueden tener diferentes estados, según el momento de creación, si están en ejecución, si se encuentran a la espera de algún recurso, etc. Pero podemos hacer una simplificación, y un proceso, en un instante dado, puede estar en uno de los tres estados siguientes:</text:p>
                                          <text:section text:style-name="Sect1" text:name="Sección6">
                                            <text:list xml:id="list3230359585714874864" text:style-name="L16">
                                              <text:list-item>
                                                <text:p text:style-name="P33"><text:span text:style-name="Strong_20_Emphasis">Listo</text:span>.</text:p>
                                              </text:list-item>
                                              <text:list-item>
                                                <text:p text:style-name="P33"><text:span text:style-name="Strong_20_Emphasis">En ejecución</text:span>.</text:p>
                                              </text:list-item>
                                              <text:list-item>
                                                <text:p text:style-name="P33"><text:span text:style-name="Strong_20_Emphasis">Bloqueado</text:span>.</text:p>
                                              </text:list-item>
                                            </text:list>
                                          </text:section>
                                          <text:p text:style-name="Text_20_body">Los <text:span text:style-name="Strong_20_Emphasis">procesos en estado listo</text:span> son los que pueden pasar a estado de ejecución si el planificador del sistema operativo los selecciona, esto es, cuando llegue su turno (según el orden de llegada o prioridad).</text:p>
                                          <text:p text:style-name="Text_20_body"><text:soft-page-break/>Los <text:span text:style-name="Strong_20_Emphasis">procesos en estado de ejecución</text:span> son los que se están ejecutando en el procesador en un momento dado.</text:p>
                                          <text:p text:style-name="Text_20_body">Los procesos que se encuentran en <text:span text:style-name="Strong_20_Emphasis">estado bloqueado</text:span> están esperando la respuesta de algún otro proceso para poder continuar con su ejecución, por ejemplo una operación de entrada/salida.</text:p>
                                          <text:p text:style-name="Text_20_body"><text:span text:style-name="Strong_20_Emphasis">El sistema operativo </text:span>sigue la pista de<text:span text:style-name="Strong_20_Emphasis"> en qué estado se encuentran los procesos, </text:span>decide <text:span text:style-name="Strong_20_Emphasis">qué procesos pasan a ejecución</text:span>, cuáles<text:span text:style-name="Strong_20_Emphasis"> quedan bloqueados</text:span>, en definitiva,<text:span text:style-name="Strong_20_Emphasis"> gestiona los cambios de estado de los procesos</text:span>. Los <text:span text:style-name="Strong_20_Emphasis">procesos pueden comunicarse entre sí o ser independientes</text:span>. En el primer caso, los procesos necesitarán sincronizarse y establecer una serie de mecanismos para la comunicación; por ejemplo, los procesos que pertenecen a una misma aplicación y necesitan intercambiar información. En el caso de procesos independientes estos, por lo general, no interactúan y un proceso no requiere información de otros.</text:p>
                                          <text:h text:style-name="Heading_20_3" text:outline-level="3">3.1.- Planificación del procesador.</text:h>
                                          <text:section text:style-name="Sect2" text:name="id40">
                                            <text:section text:style-name="Sect2" text:name="ta40_73">
                                              <text:p text:style-name="Text_20_body">En la planificación del procesador<text:span text:style-name="Strong_20_Emphasis"> se decide cuánto tiempo de ejecución se le asigna a cada proceso del sistema y en qué momento</text:span>. Si el sistema es monousuario y monotarea no habrá que decidir, pero en el resto de los sistemas multitarea esta decisión es fundamental para el buen funcionamiento del sistema, ya que determinará la correcta ejecución de los distintos programas de aplicación que se estén ejecutando.</text:p>
                                              <text:p text:style-name="Text_20_body">El sistema operativo almacena en una tabla denominada <text:span text:style-name="Strong_20_Emphasis">tabla de control de procesos</text:span> con la información relativa a cada proceso que se esta ejecutando en el procesador. Ésta es:</text:p>
                                              <text:list xml:id="list1804406738526756237" text:style-name="L17">
                                                <text:list-item>
                                                  <text:p text:style-name="P34">Identificación del <text:span text:style-name="Strong_20_Emphasis">proceso</text:span>.</text:p>
                                                </text:list-item>
                                                <text:list-item>
                                                  <text:p text:style-name="P34">Identificación del <text:span text:style-name="Strong_20_Emphasis">proceso padre</text:span>.</text:p>
                                                </text:list-item>
                                                <text:list-item>
                                                  <text:p text:style-name="P34">Información sobre el <text:span text:style-name="Strong_20_Emphasis">usuario y grupo</text:span> que lo han lanzado.</text:p>
                                                </text:list-item>
                                                <text:list-item>
                                                  <text:p text:style-name="P34"><text:span text:style-name="Strong_20_Emphasis">Estado del procesador</text:span>. El contenido de los registros internos, contador de programa, etc. Es decir, el entorno volátil del proceso.</text:p>
                                                </text:list-item>
                                                <text:list-item>
                                                  <text:p text:style-name="P34">Información de <text:span text:style-name="Strong_20_Emphasis">control de proceso.</text:span></text:p>
                                                </text:list-item>
                                                <text:list-item>
                                                  <text:p text:style-name="P34">Información del <text:span text:style-name="Strong_20_Emphasis">planificador</text:span>.</text:p>
                                                </text:list-item>
                                                <text:list-item>
                                                  <text:p text:style-name="P34"><text:span text:style-name="Strong_20_Emphasis">Segmentos de memoria asignados</text:span>.</text:p>
                                                </text:list-item>
                                                <text:list-item>
                                                  <text:p text:style-name="P34"><text:span text:style-name="Strong_20_Emphasis">Recursos asignados</text:span>.</text:p>
                                                </text:list-item>
                                              </text:list>
                                              <text:p text:style-name="Text_20_body">Una <text:span text:style-name="Strong_20_Emphasis">estrategia de planificación</text:span> debe buscar que los procesos obtengan sus turnos de ejecución de forma apropiada (<text:span text:style-name="Strong_20_Emphasis">momento en que se</text:span> le <text:span text:style-name="Strong_20_Emphasis">asigna el uso de la </text:span><text:span text:style-name="Strong_20_Emphasis"><text:span text:style-name="acronym">CPU</text:span></text:span>), junto con un buen rendimiento y minimización de la sobrecarga (<text:span text:style-name="T16">overhead</text:span>) del planificador mismo. En general, se buscan <text:span text:style-name="Strong_20_Emphasis">cinco objetivos principales</text:span>:</text:p>
                                              <text:list xml:id="list4523241227571830725" text:style-name="L18">
                                                <text:list-item>
                                                  <text:p text:style-name="P35">Todos los procesos en algún momento obtienen su <text:span text:style-name="Strong_20_Emphasis">turno de ejecución o intervalos de tiempo</text:span> de ejecución hasta su terminación con éxito.</text:p>
                                                </text:list-item>
                                                <text:list-item>
                                                  <text:p text:style-name="P35">El sistema debe <text:span text:style-name="Strong_20_Emphasis">finalizar el mayor número de procesos</text:span> por unidad tiempo.</text:p>
                                                </text:list-item>
                                                <text:list-item>
                                                  <text:p text:style-name="P35"><text:span text:style-name="Strong_20_Emphasis">El usuario no percibirá tiempos de espera</text:span> demasiado largos.</text:p>
                                                </text:list-item>
                                                <text:list-item>
                                                  <text:p text:style-name="P35"><text:span text:style-name="Strong_20_Emphasis">Evitar el aplazamiento indefinido, los procesos deben terminar en un plazo finito de tiempo</text:span>. Esto es, el usuario no debe percibir que su programa se ha parado o “colgado”.</text:p>
                                                </text:list-item>
                                              </text:list>
                                              <text:p text:style-name="P55"><text:span text:style-name="Strong_20_Emphasis">La carga de trabajo de un sistema informático a otro puede variar </text:span>considerablemente, esto depende de las<text:span text:style-name="Strong_20_Emphasis">características de los procesos</text:span>. Nos podemos encontrar:</text:p>
                                              <text:p text:style-name="P55"><text:span text:style-name="Strong_20_Emphasis">Procesos </text:span>que hacen un<text:span text:style-name="Strong_20_Emphasis"> uso intensivo de la </text:span><text:span text:style-name="Strong_20_Emphasis"><text:span text:style-name="acronym">CPU</text:span></text:span><text:span text:style-name="Strong_20_Emphasis">.</text:span></text:p>
                                              <text:list xml:id="list5032328345363505641" text:style-name="L19">
                                                <text:list-item>
                                                  <text:p text:style-name="P36"><text:span text:style-name="Strong_20_Emphasis">Procesos </text:span>que realizan una gran cantidad de<text:span text:style-name="Strong_20_Emphasis"> operaciones de Entrada/Salida.</text:span></text:p>
                                                </text:list-item>
                                                <text:list-item>
                                                  <text:p text:style-name="P36"><text:span text:style-name="Strong_20_Emphasis">Procesos por lotes, procesos interactivos, procesos en tiempo real.</text:span></text:p>
                                                </text:list-item>
                                                <text:list-item>
                                                  <text:p text:style-name="P36"><text:span text:style-name="Strong_20_Emphasis">Procesos de menor o mayor duración.</text:span></text:p>
                                                </text:list-item>
                                              </text:list>
                                              <text:p text:style-name="Text_20_body"><text:soft-page-break/>En función de cómo sean la mayoría de los procesos habrá algoritmos de planificación que den un mejor o peor rendimiento al sistema</text:p>
                                              <text:h text:style-name="Heading_20_3" text:outline-level="3">3.2.- Planificación apropiativa y no apropiativa.</text:h>
                                              <text:section text:style-name="Sect2" text:name="id41">
                                                <text:section text:style-name="Sect2" text:name="ta41_73">
                                                  <text:p text:style-name="Text_20_body">La <text:span text:style-name="Strong_20_Emphasis">planificación no apropiativa</text:span> (en inglés, no <text:span text:style-name="T16">preemptive</text:span>) es aquélla en la que, cuando a un proceso le toca su turno de ejecución, ya <text:span text:style-name="Strong_20_Emphasis">no puede ser suspendido;</text:span> es decir, no se le puede arrebatar el uso de la CPU, hasta que el proceso no lo determina no se podrá ejecutar otro proceso. Este esquema<text:span text:style-name="Strong_20_Emphasis">tiene sus problemas</text:span>, puesto que si el proceso contiene <text:span text:style-name="Strong_20_Emphasis">ciclos infinitos</text:span>, el resto de los procesos pueden quedar aplazados indefinidamente. Otro caso puede ser el de los procesos largos que penalizarían a los cortos si entran en primer lugar. <text:line-break/><text:line-break/>La <text:span text:style-name="Strong_20_Emphasis">planificación apropiativa </text:span>(en inglés, <text:span text:style-name="T16">preemptive</text:span>) supone que el sistema operativo <text:span text:style-name="Strong_20_Emphasis">puede arrebatar el uso de la CPU</text:span> a un proceso que esté ejecutándose. En la planificación apropiativa existe un reloj que lanza interrupciones periódicas en las cuales el planificador toma el control y se decide si el mismo proceso seguirá ejecutándose o se le da su turno a otro proceso.</text:p>
                                                  <text:p text:style-name="Text_20_body">En ambos enfoques de planificación se pueden establecer distintos algoritmos de planificación de ejecución de procesos. </text:p>
                                                </text:section>
                                              </text:section>
                                            </text:section>
                                          </text:section>
                                          <text:h text:style-name="Heading_20_1" text:outline-level="1">4.- Gestión de memoria.</text:h>
                                          <text:p text:style-name="Text_20_body"><text:span text:style-name="T18">P</text:span>para que un proceso se pueda ejecutar no sólo requiere tiempo de procesamiento sino también estar cargado en memoria principal. Esto es así, porque <text:span text:style-name="Strong_20_Emphasis">ningún proceso se puede activar antes de que se le asigne el espacio de memoria que requiere</text:span>. Así, la memoria se convierte en otro recurso clave que tendrá que gestionar el sistema operativo y la parte encargada de ello se denomina <text:span text:style-name="Strong_20_Emphasis">gestor de memoria.</text:span></text:p>
                                          <text:p text:style-name="Text_20_body">La <text:span text:style-name="Strong_20_Emphasis">función principal del gestor de memoria</text:span> es la de <text:span text:style-name="Strong_20_Emphasis">asignar memoria principal a los procesos que la soliciten.</text:span> Otras funciones serán:</text:p>
                                          <text:list xml:id="list8389781372175277604" text:style-name="L20">
                                            <text:list-item>
                                              <text:p text:style-name="P37"><text:span text:style-name="Strong_20_Emphasis">Controlar las zonas de memoria</text:span> que están asignadas y cuáles no.</text:p>
                                            </text:list-item>
                                            <text:list-item>
                                              <text:p text:style-name="P37"><text:span text:style-name="Strong_20_Emphasis">Asignar memoria a los procesos</text:span> cuando la necesiten y <text:span text:style-name="Strong_20_Emphasis">retirársela cuando terminen.</text:span></text:p>
                                            </text:list-item>
                                            <text:list-item>
                                              <text:p text:style-name="P37"><text:span text:style-name="Strong_20_Emphasis">Evitar</text:span> que <text:span text:style-name="Strong_20_Emphasis">un proceso acceda a la zona de memoria asignada a otro proceso.</text:span></text:p>
                                            </text:list-item>
                                            <text:list-item>
                                              <text:p text:style-name="P37">Gestionar el <text:span text:style-name="Strong_20_Emphasis">intercambio entre memoria principal y memoria secundaria</text:span> en los casos en que la memoria principal está completamente ocupada, etc.</text:p>
                                            </text:list-item>
                                          </text:list>
                                          <text:p text:style-name="Text_20_body">De este modo, la gestión de memoria va a tener que cubrir los siguientes <text:span text:style-name="Strong_20_Emphasis">requisitos</text:span>:</text:p>
                                          <text:list xml:id="list581079731204705839" text:style-name="L21">
                                            <text:list-item>
                                              <text:p text:style-name="P38"><text:span text:style-name="Strong_20_Emphasis">Reubicación:</text:span> En un sistema multitarea la memoria va a estar compartida entre varios procesos, el gestor de memoria debe decidir qué <text:span text:style-name="Strong_20_Emphasis">zonas de memoria asigna a cada proceso</text:span> y que zonas descarga.</text:p>
                                            </text:list-item>
                                            <text:list-item>
                                              <text:p text:style-name="P38"><text:span text:style-name="Strong_20_Emphasis">Protección: </text:span>El gestor de memoria debe <text:span text:style-name="Strong_20_Emphasis">evitar que los procesos cargados en memoria interfieran unos con otros</text:span>accediendo a zonas de memoria que no les corresponden, Para ello, se comprueba que las referencias a la memoria generadas por un proceso durante su ejecución sólo hacen referencia a la zona de memoria asignada a ese proceso y no acceden a zonas prohibidas, áreas de memoria donde estén otros procesos.</text:p>
                                            </text:list-item>
                                            <text:list-item>
                                              <text:p text:style-name="P38"><text:span text:style-name="Strong_20_Emphasis">Control de memoria: </text:span>El sistema operativo, a través del gestor de memoria, tiene que <text:span text:style-name="Strong_20_Emphasis">controlar las zonas de memoria libres y las asignadas</text:span>, además de saber las zonas de memoria que corresponden a cada proceso.</text:p>
                                            </text:list-item>
                                            <text:list-item>
                                              <text:p text:style-name="P38"><text:span text:style-name="Strong_20_Emphasis">Controlar y evitar en lo posible casos de fragmentación de la memoria: </text:span>Existen <text:span text:style-name="Strong_20_Emphasis">dos tipos de fragmentación de la memoria </text:span>principal, la<text:span text:style-name="Strong_20_Emphasis"> fragmentación interna </text:span>y<text:span text:style-name="Strong_20_Emphasis"> la externa. </text:span>La <text:span text:style-name="Strong_20_Emphasis">fragmentación interna</text:span> sucede al <text:span text:style-name="Strong_20_Emphasis">malgastarse el espacio interno de una partición</text:span> cuando el proceso o bloque de datos cargado es más pequeño que la partición. Por el contrario, la <text:span text:style-name="Strong_20_Emphasis">fragmentación externa</text:span> sucede cuando la memoria externa a todas las particiones se divide cada vez más y van <text:span text:style-name="Strong_20_Emphasis">quedando huecos pequeños y dispersos</text:span> en memoria difícilmente reutilizables.</text:p>
                                            </text:list-item>
                                            <text:list-item>
                                              <text:p text:style-name="P38"><text:span text:style-name="Strong_20_Emphasis">Organización lógica y física: </text:span>En ocasiones la memoria principal no es suficiente para proporcionar toda la memoria que necesita un proceso o para almacenar todos los procesos que se pueden ejecutar. Entonces los procesos pueden ser intercambiados a disco y más tarde, si es necesario, vueltos a cargar en memoria. Por lo que el gestor de memoria se encarga de <text:span text:style-name="Strong_20_Emphasis">gestionar la transferencia de información entre la memoria principal y la secundaria (disco)</text:span>.</text:p>
                                            </text:list-item>
                                          </text:list>
                                          <text:p text:style-name="Text_20_body"><text:soft-page-break/>El sistema de gestión de la memoria que se use <text:span text:style-name="Strong_20_Emphasis">dependerá del ordenador y sistema operativo</text:span> en particular que se tenga. Las opciones en la gestión de memoria se dividen en función del número de procesos albergados en memoria (monotarea/multitarea) y de si se utiliza memoria real o virtual.</text:p>
                                          <text:p text:style-name="Text_20_body">Gestión de la memoria con memoria real y virtual</text:p>
                                          <table:table table:name="Táboa2" table:style-name="Táboa2">
                                            <table:table-column table:style-name="Táboa2.A"/>
                                            <table:table-column table:style-name="Táboa2.B"/>
                                            <table:table-column table:style-name="Táboa2.C"/>
                                            <table:table-column table:style-name="Táboa2.D"/>
                                            <table:table-column table:style-name="Táboa2.E"/>
                                            <table:table-header-rows>
                                              <table:table-row>
                                                <table:table-cell table:style-name="Táboa2.A1" office:value-type="string">
                                                  <text:p text:style-name="Text_20_body">Memoria Real</text:p>
                                                </table:table-cell>
                                                <table:table-cell table:style-name="Táboa2.A1" table:number-columns-spanned="2" office:value-type="string">
                                                  <text:p text:style-name="Text_20_body">Memoria Real</text:p>
                                                </table:table-cell>
                                                <table:covered-table-cell/>
                                                <table:table-cell table:style-name="Táboa2.A1" table:number-columns-spanned="2" office:value-type="string">
                                                  <text:p text:style-name="Text_20_body">Memoria Virtual</text:p>
                                                </table:table-cell>
                                                <table:covered-table-cell/>
                                              </table:table-row>
                                            </table:table-header-rows>
                                            <table:table-row table:style-name="Táboa2.2">
                                              <table:table-cell table:style-name="Táboa2.A1" table:number-rows-spanned="5" office:value-type="string">
                                                <text:p text:style-name="Text_20_body">Monotarea</text:p>
                                              </table:table-cell>
                                              <table:table-cell table:style-name="Táboa2.B2" table:number-columns-spanned="2" office:value-type="string">
                                                <text:p text:style-name="Text_20_body">Multitarea</text:p>
                                              </table:table-cell>
                                              <table:covered-table-cell/>
                                              <table:table-cell table:style-name="Táboa2.D2" table:number-columns-spanned="2" office:value-type="string">
                                                <text:p text:style-name="Text_20_body">Multitarea</text:p>
                                              </table:table-cell>
                                              <table:covered-table-cell/>
                                            </table:table-row>
                                            <table:table-row table:style-name="Táboa2.2">
                                              <table:covered-table-cell/>
                                              <table:table-cell table:style-name="Táboa2.B3" table:number-columns-spanned="2" office:value-type="string">
                                                <text:p text:style-name="Text_20_body">Particiones</text:p>
                                              </table:table-cell>
                                              <table:covered-table-cell/>
                                              <table:table-cell table:style-name="Táboa2.D3" office:value-type="string">
                                                <text:p text:style-name="Text_20_body">Memoria virtual paginada</text:p>
                                              </table:table-cell>
                                              <table:table-cell table:style-name="Táboa2.E3" office:value-type="string">
                                                <text:p text:style-name="Text_20_body">Memoria virtual segmentada</text:p>
                                              </table:table-cell>
                                            </table:table-row>
                                            <table:table-row table:style-name="Táboa2.2">
                                              <table:covered-table-cell/>
                                              <table:table-cell table:style-name="Táboa2.B4" office:value-type="string">
                                                <text:p text:style-name="Text_20_body">Fijas</text:p>
                                              </table:table-cell>
                                              <table:table-cell table:style-name="Táboa2.C4" office:value-type="string">
                                                <text:p text:style-name="Text_20_body">Variables</text:p>
                                              </table:table-cell>
                                              <table:table-cell table:style-name="Táboa2.D5" table:number-rows-spanned="2" table:number-columns-spanned="2" office:value-type="string">
                                                <text:p text:style-name="Text_20_body">Combinación</text:p>
                                              </table:table-cell>
                                              <table:covered-table-cell/>
                                            </table:table-row>
                                            <table:table-row table:style-name="Táboa2.2">
                                              <table:covered-table-cell/>
                                              <table:table-cell table:style-name="Táboa2.B5" office:value-type="string">
                                                <text:p text:style-name="Text_20_body">Paginación pura</text:p>
                                              </table:table-cell>
                                              <table:table-cell table:style-name="Táboa2.C5" office:value-type="string">
                                                <text:p text:style-name="Text_20_body">Segmentación pura</text:p>
                                              </table:table-cell>
                                              <table:covered-table-cell/>
                                              <table:covered-table-cell/>
                                            </table:table-row>
                                            <table:table-row table:style-name="Táboa2.2">
                                              <table:covered-table-cell/>
                                              <table:table-cell table:style-name="Táboa2.B6" table:number-columns-spanned="2" office:value-type="string">
                                                <text:p text:style-name="Text_20_body">Relocalización</text:p>
                                              </table:table-cell>
                                              <table:covered-table-cell/>
                                              <table:table-cell table:style-name="Táboa2.D6" table:number-columns-spanned="2" office:value-type="string">
                                                <text:p text:style-name="Text_20_body">Protección</text:p>
                                              </table:table-cell>
                                              <table:covered-table-cell/>
                                            </table:table-row>
                                          </table:table>
                                          <text:h text:style-name="Heading_20_3" text:outline-level="3">4.1.- Gestión de memoria en sistemas operativos monotarea.</text:h>
                                          <text:p text:style-name="Text_20_body">En sus orígenes los sistemas operativos no incluían ningún gestor de memoria, y el programador tenía un control completo sobre el espacio total de memoria. La memoria real se utiliza para almacenar el programa que se esté ejecutando en un momento dado. Conforme los procesos se ejecutan secuencialmente a medida que van terminando los anteriores.</text:p>
                                          <text:p text:style-name="Text_20_body">Se trata del esquema más sencillo, en cada momento la memoria alberga un solo proceso y reserva otra zona de la memoria para el sistema operativo. Por ello, se necesita un <text:span text:style-name="Strong_20_Emphasis">mecanismo de protección</text:span> para evitar accesos a la parte del sistema operativo de los procesos de usuario.</text:p>
                                          <text:h text:style-name="Heading_20_3" text:outline-level="3">4.2.- Gestión de memoria en sistemas operativos multitarea.</text:h>
                                          <text:section text:style-name="Sect2" text:name="id47">
                                            <text:section text:style-name="Sect2" text:name="ta47_73">
                                              <text:p text:style-name="Text_20_body">Actualmente la mayoría de los sistemas operativos son sistemas multitarea, en los que va a haber varios procesos simultáneamente en ejecución. Para que esto sea posible, todos estos procesos deberán estar también simultáneamente en memoria, pues ésta es una condición necesaria para que un proceso pueda ejecutarse. Por tanto, deberá haber <text:span text:style-name="Strong_20_Emphasis">mecanismos de gestión para distribuir la memoria principal entre todos estos procesos que quieren ejecutarse</text:span>.</text:p>
                                              <text:p text:style-name="Text_20_body"/>
                                              <text:p text:style-name="Text_20_body"><text:span text:style-name="Strong_20_Emphasis">Intercambio o </text:span><text:span text:style-name="Strong_20_Emphasis"><text:span text:style-name="T16">swapping</text:span></text:span></text:p>
                                              <text:p text:style-name="Text_20_body">Como sabemos la memoria principal es un recurso limitado, por ello puede ocurrir que <text:span text:style-name="Strong_20_Emphasis">haya más procesos esperando a ser cargados en memoria que zonas libres </text:span>en la misma. En estos casos, el gestor de memoria sacará de la memoria algunos procesos (bloqueados, suspendidos, que estén esperando a que finalice una operación de entrada/salida, etc.) y los llevará a un área de disco (memoria secundaria), conocida como <text:span text:style-name="Strong_20_Emphasis">área de intercambio o de </text:span><text:span text:style-name="Strong_20_Emphasis"><text:span text:style-name="T16">swap</text:span></text:span>. A esta operación se la denomina <text:span text:style-name="Strong_20_Emphasis">intercambio o </text:span><text:span text:style-name="Strong_20_Emphasis"><text:span text:style-name="T16">swapping</text:span></text:span>. Los procesos permanecerán allí hasta que existan huecos libres en memoria y puedan ser recuperados de disco y reubicados en memoria principal.</text:p>
                                              <text:h text:style-name="Heading_20_5" text:outline-level="5">4.2.1.- Asignación de particiones fijas.</text:h>
                                              <text:section text:style-name="Sect2" text:name="id48">
                                                <text:section text:style-name="Sect2" text:name="ta48_73">
                                                  <text:p text:style-name="Text_20_body">Hemos estudiado que el gestor de memoria necesita reservar un espacio de memoria para el sistema operativo y que el resto de la memoria queda para los procesos de usuarios.<text:span text:style-name="Strong_20_Emphasis"> Cuando existen varios procesos que requieren ser cargados en memoria el gestor de memoria tiene que organizar el espacio </text:span>para ubicarlos.</text:p>
                                                  <text:p text:style-name="Text_20_body">Hay varias alternativas, la primera de ellas es<text:span text:style-name="Strong_20_Emphasis"> dividir el espacio de memoria en particiones fijas</text:span>. Estas particiones podrán ser todas del mismo tamaño o tener distintos tamaños. Estas particiones se establecen de forma lógica por el sistema operativo y <text:span text:style-name="Strong_20_Emphasis">están predefinidas antes de que lleguen los procesos. El número de particiones se mantiene fijo en el tiempo, así como el tamaño de cada una de las particiones.</text:span></text:p>
                                                  <text:p text:style-name="Text_20_body">La gestión y asignación de particiones a los procesos se puede hacer siguiendo dos tipos de organización:</text:p>
                                                  <text:list xml:id="list8128429382271538452" text:style-name="L22">
                                                    <text:list-item>
                                                      <text:p text:style-name="P39"><text:span text:style-name="Strong_20_Emphasis">Una cola por partición.</text:span></text:p>
                                                      <text:p text:style-name="P39">Se tiene <text:span text:style-name="Strong_20_Emphasis">una</text:span> <text:span text:style-name="Strong_20_Emphasis">cola</text:span> <text:span text:style-name="Strong_20_Emphasis">por cada partición</text:span> y se coloca cada trabajo en la cola de la partición más pequeña en que quepa <text:soft-page-break/>dicho trabajo, a fin de desperdiciar el menor espacio posible.<text:line-break/><text:span text:style-name="Strong_20_Emphasis">La planificación de cada cola se hace por separado</text:span> y, como cada cola tiene su propia partición, no hay competencia entre las colas por la memoria. La desventaja de este método se hace evidente cuando la cola de una partición grande está vacía y la cola de una partición pequeña está llena.</text:p>
                                                    </text:list-item>
                                                    <text:list-item>
                                                      <text:p text:style-name="P39"><text:span text:style-name="Strong_20_Emphasis">Una única cola común a todas las particiones.</text:span></text:p>
                                                      <text:p text:style-name="P39">Se tiene una única cola común para todas las particiones. <text:span text:style-name="Strong_20_Emphasis">El sistema operativo decidirá en que partición se ubica cada proceso</text:span>. En función de la disponibilidad de particiones y las necesidades del proceso en cuestión.</text:p>
                                                    </text:list-item>
                                                  </text:list>
                                                  <text:p text:style-name="Text_20_body">En ambos casos, utilización de una cola por partición o uso de una única cola para los procesos, el gestor de memoria establecerá <text:span text:style-name="Strong_20_Emphasis">mecanismos para impedir que un proceso pueda acceder a una zona de memoria que está fuera de la memoria correspondiente a la partición en la que se encuentra</text:span>.</text:p>
                                                  <text:p text:style-name="Text_20_body">Además de esto, puede surgir el problema de la <text:span text:style-name="Strong_20_Emphasis">fragmentación</text:span>, la cual se produce, cuando en la memoria hay áreas ocupadas intercaladas con áreas libres; es decir, cuando no hay una única área ocupada ni una única área libre</text:p>
                                                  <text:h text:style-name="Heading_20_5" text:outline-level="5">4.2.2.- Asignación de particiones variables.</text:h>
                                                  <text:section text:style-name="Sect2" text:name="id50">
                                                    <text:section text:style-name="Sect2" text:name="ta50_73">
                                                      <text:p text:style-name="Text_20_body">Con la asignación de particiones fijas se tiene la desventaja de que no se aprovecha, con frecuencia, todo el tamaño de cada partición, ya que el proceso se adapta a los tamaños fijos ya preestablecidos en memoria. En este punto se plantea una segunda alternativa, la asignación de memoria a los procesos mediante particiones variables. La idea es <text:span text:style-name="Strong_20_Emphasis">crear las particiones dinámicamente, conforme llegan los procesos y en función de los tamaños de estos.</text:span> Este método de gestión de memoria se conoce con el nombre de <text:span text:style-name="Strong_20_Emphasis">asignación de la memoria con particiones variables</text:span>. Es una técnica más realista que aprovecha mejor el espacio de la memoria.</text:p>
                                                      <text:list xml:id="list281617176484585496" text:style-name="L23">
                                                        <text:list-item>
                                                          <text:p text:style-name="P40">Este mecanismo se ajusta a la realidad de que el número y tamaño de los procesos varía dinámicamente y, por tanto, lo lógico es que no se está sujeto a un número fijo de particiones que pudieran ser muy grandes o demasiado pequeñas, con lo que <text:span text:style-name="Strong_20_Emphasis">se consigue un mejor uso de la memoria aunque a costa de una mayor complejidad</text:span>.</text:p>
                                                        </text:list-item>
                                                        <text:list-item>
                                                          <text:p text:style-name="P40">En la asignación de particiones variables, el sistema operativo debe llevar el control de qué partes de la memoria están disponibles y cuales libres.</text:p>
                                                        </text:list-item>
                                                      </text:list>
                                                      <text:h text:style-name="Heading_20_5" text:outline-level="5">4.2.3.- Memoria virtual.</text:h>
                                                      <text:section text:style-name="Sect2" text:name="id51">
                                                        <text:section text:style-name="Sect2" text:name="ta51_73">
                                                          <text:p text:style-name="Text_20_body">Hasta este momento los procesos se cargaban enteros en la memoria, pero podría suceder que existan procesos grandes que no quepan en las particiones de la memoria y por tanto, no puedan ser cargados por completo en la memoria.</text:p>
                                                          <text:p text:style-name="Text_20_body"><text:span text:style-name="Strong_20_Emphasis">La memoria virtual </text:span>da una solución a estos casos, ya que<text:span text:style-name="Strong_20_Emphasis"> permite dividir los procesos en varias partes y cargar sólo algunas de ellas en memoria. La memoria virtual se basa en el uso de las técnicas de paginación o segmentación.</text:span></text:p>
                                                          <text:p text:style-name="Text_20_body">¿En qué consisten las técnica de paginación y segmentación? Conoce su funcionamiento básico por medio del siguiente recurso:</text:p>
                                                          <text:p text:style-name="Text_20_body">Como hemos comentado, no todas las partes de un proceso pueden estar cargadas en memoria en un instante determinado. Por ello, cuando un proceso haga referencia a un parte que no se encuentre asignada en memoria provocará un <text:span text:style-name="Strong_20_Emphasis">fallo de página o segmento,</text:span> y el gestor de memoria traerá dicha parte del proceso de disco a memoria.</text:p>
                                                          <text:p text:style-name="Text_20_body"><text:span text:style-name="Strong_20_Emphasis">La utilización de las técnicas de paginación o segmentación por parte de la memoria virtual se conocen como:</text:span></text:p>
                                                          <text:list xml:id="list583609904603145851" text:style-name="L24">
                                                            <text:list-item>
                                                              <text:p text:style-name="P41"><text:span text:style-name="Strong_20_Emphasis">Memoria Virtual Paginada: </text:span>Sigue el funcionamiento de la paginación simple, pero <text:span text:style-name="Strong_20_Emphasis">no es necesario cargar todas las páginas de un proceso</text:span>para que éste pueda ejecutarse. Las páginas que no se encuentren y se necesiten se traerán posteriormente a memoria de manera automática. Reduce la fragmentación</text:p>
                                                              <text:p text:style-name="P41"><text:span text:style-name="T14">La idea es la de </text:span><text:span text:style-name="Strong_20_Emphasis"><text:span text:style-name="T13">dividir la memoria principal en un conjunto de particiones conocidas como “marcos de página” </text:span></text:span><text:span text:style-name="T14">de igual tamaño. Cada </text:span><text:span text:style-name="Strong_20_Emphasis"><text:span text:style-name="T13">proceso se divide a su vez en una serie de partes llamadas “páginas”</text:span></text:span><text:span text:style-name="T15"> </text:span><text:span text:style-name="T14">del mismo tamaño que los marcos. El proceso se carga en memoria situando todas sus páginas en los marcos de página de la memoria, sin embargo, las páginas no tienen porque estar contiguas en memoria. Como ventaja </text:span><text:span text:style-name="Strong_20_Emphasis"><text:span text:style-name="T13">reduce</text:span></text:span><text:span text:style-name="T15"> </text:span><text:span text:style-name="T14">la </text:span><text:span text:style-name="Strong_20_Emphasis"><text:span text:style-name="T13">fragmentación externa</text:span></text:span><text:span text:style-name="T15"> </text:span><text:span text:style-name="T14">de la memoria principal. Sin embargo, puede </text:span><text:span text:style-name="Strong_20_Emphasis"><text:span text:style-name="T13">aparecer cierta fragmentación interna</text:span></text:span><text:span text:style-name="T14">.</text:span></text:p>
                                                              <text:p text:style-name="P42"/>
                                                            </text:list-item>
                                                            <text:list-item>
                                                              <text:p text:style-name="P41"><text:soft-page-break/><text:span text:style-name="Strong_20_Emphasis">Memoria Virtual Segmentada</text:span>: En este caso la operación sería la misma que en la segmentación simple, pero tampoco será necesario cargar todos los segmentos de un proceso. Si se necesitan más segmentos no asignados en memoria se traerán en el momento en que sean referenciados.</text:p>
                                                              <text:p text:style-name="P41"><text:span text:style-name="Strong_20_Emphasis"><text:span text:style-name="T13">Cada proceso se divide en una serie de segmentos</text:span></text:span><text:span text:style-name="T14">. La peculiaridad de estos </text:span><text:span text:style-name="Strong_20_Emphasis"><text:span text:style-name="T13">segmentos es que su tamaño no tiene que ser el mismo y puede variar</text:span></text:span><text:span text:style-name="T15"> </text:span><text:span text:style-name="T14">hasta un límite máximo. Un proceso se carga situando todos sus segmentos en particiones dinámicas que no tienen que estar contiguas en memoria. Este sistema </text:span><text:span text:style-name="Strong_20_Emphasis"><text:span text:style-name="T13">reduce</text:span></text:span><text:span text:style-name="T15"> </text:span><text:span text:style-name="T14">la </text:span><text:span text:style-name="Strong_20_Emphasis"><text:span text:style-name="T13">fragmentación interna</text:span></text:span><text:span text:style-name="T15"> </text:span><text:span text:style-name="T14">de la memoria principal.</text:span></text:p>
                                                            </text:list-item>
                                                            <text:list-item>
                                                              <text:p text:style-name="P41"><text:span text:style-name="Strong_20_Emphasis">Combinación de las técnicas de segmentación y paginación</text:span>: En la figura siguiente vemos el funcionamiento de la combinación de ambas técnicas.</text:p>
                                                            </text:list-item>
                                                          </text:list>
                                                          <text:h text:style-name="Heading_20_1" text:outline-level="1">5.- Gestión de la entrada/salida.</text:h>
                                                          <text:p text:style-name="Text_20_body">Anteriormente, vimos que una de las funciones del ordenador era procesar la información, dicha información la obtiene y muestra a través de los periféricos. La parte del <text:span text:style-name="Strong_20_Emphasis">sistema operativo</text:span> que se encarga de este proceso es la <text:span text:style-name="Strong_20_Emphasis">gestión de la E/S (entrada/salida)</text:span>. En la primera unidad estudiamos los periféricos y recordamos que se clasificaban en periféricos:</text:p>
                                                          <text:list xml:id="list1897915605081412016" text:style-name="L25">
                                                            <text:list-item>
                                                              <text:p text:style-name="P43"><text:span text:style-name="Strong_20_Emphasis">De entrada:</text:span> son periféricos que reciben información y la transmiten al ordenador para su procesamiento, por ejemplo: el ratón, el teclado, el escáner, etc.</text:p>
                                                            </text:list-item>
                                                            <text:list-item>
                                                              <text:p text:style-name="P43"><text:span text:style-name="Strong_20_Emphasis">De salida:</text:span> periféricos que presentan la información procesada por el ordenador, por ejemplo: la impresora, el plóter (para impresión de planos y cartografía), etc.</text:p>
                                                            </text:list-item>
                                                            <text:list-item>
                                                              <text:p text:style-name="P43"><text:span text:style-name="Strong_20_Emphasis">De entrada y salida:</text:span> Aúnan ambas funciones, por ejemplo: el monitor, el disco duro, unidad de lectura y grabación de DVD, etc.</text:p>
                                                            </text:list-item>
                                                          </text:list>
                                                          <text:p text:style-name="Text_20_body">El <text:span text:style-name="Strong_20_Emphasis">sistema operativo </text:span>hace que los <text:span text:style-name="Strong_20_Emphasis">dispositivos </text:span>se conecten al sistema y <text:span text:style-name="Strong_20_Emphasis">realicen sus funciones </text:span>de forma adecuada y eficiente. El <text:span text:style-name="Strong_20_Emphasis">sistema operativo abstrae de la complejidad y peculiaridad hardware de cada periférico para que las aplicaciones de usuario puedan hacer uso de los periféricos de una manera estandarizada y más sencilla. El sistema operativo actúa pues como intermediario</text:span> entre ellos, gracias a los <text:span text:style-name="Strong_20_Emphasis">controladores de dispositivo</text:span>.</text:p>
                                                          <text:h text:style-name="Heading_20_3" text:outline-level="3">5.1.- Controladores de dispositivo.</text:h>
                                                          <text:section text:style-name="Sect2" text:name="id57">
                                                            <text:section text:style-name="Sect2" text:name="ta57_73">
                                                              <text:p text:style-name="Text_20_body"><text:span text:style-name="Strong_20_Emphasis">¿Cómo pueden entenderse los programas de aplicación con los dispositivos periféricos?</text:span> Hay multitud de tipos y fabricantes de periféricos, esto conlleva que tanto el sistema operativo como los fabricantes de periféricos deben <text:span text:style-name="Strong_20_Emphasis">estandarizar el acceso a los dispositivos </text:span>utilizando lo que se denominan <text:span text:style-name="Strong_20_Emphasis">controladores de dispositivos </text:span>(<text:span text:style-name="Strong_20_Emphasis"><text:span text:style-name="T16">device drivers</text:span></text:span>).</text:p>
                                                              <text:p text:style-name="Text_20_body">Un periférico siempre tiene dos partes: un <text:span text:style-name="Strong_20_Emphasis">controlador,</text:span> se encarga de la comunicación con la CPU y un <text:span text:style-name="Strong_20_Emphasis">dispositivo </text:span>mecánico, electromecánico o electromagnético. El controlador es un software, generalmente, suministrado por el fabricante del dispositivo o bien por el desarrollador del sistema operativo. De esta manera, estos controladores actúan como <text:span text:style-name="Strong_20_Emphasis">interfaz entre los programas y el hardware.</text:span></text:p>
                                                              <text:h text:style-name="Heading_20_3" text:outline-level="3">5.2.- Estructura de datos de la E/S</text:h>
                                                              <text:section text:style-name="Sect2" text:name="id58">
                                                                <text:section text:style-name="Sect2" text:name="ta58_73">
                                                                  <text:p text:style-name="Text_20_body">Otro punto importante es la <text:span text:style-name="Strong_20_Emphasis">estructura de datos </text:span>que utilizan los dispositivos periféricos para manejar la información y comunicación entre dispositivos o entre estos y la CPU. Las más utilizadas son los <text:span text:style-name="Strong_20_Emphasis"><text:span text:style-name="T16">spools</text:span></text:span> y los <text:span text:style-name="Strong_20_Emphasis"><text:span text:style-name="T16">buffers</text:span></text:span><text:span text:style-name="Strong_20_Emphasis">.</text:span></text:p>
                                                                  <text:list xml:id="list8415185941713875543" text:style-name="L26">
                                                                    <text:list-item>
                                                                      <text:p text:style-name="P44"><text:span text:style-name="Strong_20_Emphasis"><text:span text:style-name="T16">Spools</text:span></text:span>: Los <text:span text:style-name="Strong_20_Emphasis">datos de salida se almacenan </text:span>de forma temporal en una <text:span text:style-name="Strong_20_Emphasis">cola </text:span>situada en un <text:span text:style-name="Strong_20_Emphasis">dispositivo de almacenamiento </text:span>masivo (<text:span text:style-name="T16">spool</text:span>), hasta que el dispositivo periférico requerido se encuentre libre. De este modo se evita que un programa quede retenido porque el periférico no esté disponible. El sistema operativo dispone de llamadas para añadir y eliminar archivos del <text:span text:style-name="Strong_20_Emphasis"><text:span text:style-name="T16">spool</text:span></text:span>. Se utiliza en <text:span text:style-name="Strong_20_Emphasis">dispositivos que no admiten intercalación</text:span>, como ocurre en la impresora, ya que no puede empezar con otro hasta que no ha terminado.</text:p>
                                                                    </text:list-item>
                                                                    <text:list-item>
                                                                      <text:p text:style-name="P44"><text:span text:style-name="Strong_20_Emphasis"><text:span text:style-name="T16">Buffers</text:span></text:span><text:span text:style-name="Strong_20_Emphasis">: </text:span>Es para <text:span text:style-name="Strong_20_Emphasis">dispositivos que pueden atender peticiones de distintos orígenes</text:span>. En este caso<text:span text:style-name="Strong_20_Emphasis">.</text:span> los datos no tienen que enviarse completos, pueden enviarse porciones que el <text:span text:style-name="Strong_20_Emphasis"><text:span text:style-name="T16">buffer</text:span></text:span> retiene de forma temporal. También se utilizan para acoplar velocidades de distintos dispositivos. Así, si un dispositivo lento va a recibir información más <text:soft-page-break/>rápido de lo que puede atenderla se emplea un <text:span text:style-name="Strong_20_Emphasis"><text:span text:style-name="T16">buffer</text:span></text:span> para retener temporalmente la información hasta que el dispositivo pueda asimilarla. Esto ocurre entre una grabadora de DVD y el disco duro, ya que la primera funciona a una menor velocidad que el segundo.</text:p>
                                                                    </text:list-item>
                                                                  </text:list>
                                                                  <text:h text:style-name="Heading_20_3" text:outline-level="3">5.3.- Técnicas de la E/S.</text:h>
                                                                  <text:section text:style-name="Sect2" text:name="id59">
                                                                    <text:section text:style-name="Sect2" text:name="ta59_73">
                                                                      <text:p text:style-name="Text_20_body">Vamos a conocer las distintas formas de funcionamiento de la E/S en los sistemas operativos según la intervención de la CPU en estos momentos tenemos:</text:p>
                                                                      <text:p text:style-name="Text_20_body">Técnicas para realizar la entrada/salida</text:p>
                                                                      <table:table table:name="Táboa3" table:style-name="Táboa3">
                                                                        <table:table-column table:style-name="Táboa3.A"/>
                                                                        <table:table-column table:style-name="Táboa3.B"/>
                                                                        <table:table-column table:style-name="Táboa3.C"/>
                                                                        <table:table-header-rows>
                                                                          <table:table-row>
                                                                            <table:table-cell table:style-name="Táboa3.A1" office:value-type="string">
                                                                              <text:p text:style-name="Text_20_body"/>
                                                                            </table:table-cell>
                                                                            <table:table-cell table:style-name="Táboa3.B1" office:value-type="string">
                                                                              <text:p text:style-name="Text_20_body">Sin interrupciones</text:p>
                                                                            </table:table-cell>
                                                                            <table:table-cell table:style-name="Táboa3.B1" office:value-type="string">
                                                                              <text:p text:style-name="Text_20_body">Con interrupciones</text:p>
                                                                            </table:table-cell>
                                                                          </table:table-row>
                                                                        </table:table-header-rows>
                                                                        <table:table-row table:style-name="Táboa3.2">
                                                                          <table:table-cell table:style-name="Táboa3.B1" office:value-type="string">
                                                                            <text:p text:style-name="Text_20_body">Transferencia de E/S a memoria a través de la CPU</text:p>
                                                                          </table:table-cell>
                                                                          <table:table-cell table:style-name="Táboa3.A1" office:value-type="string">
                                                                            <text:p text:style-name="Text_20_body">E/S programada</text:p>
                                                                          </table:table-cell>
                                                                          <table:table-cell table:style-name="Táboa3.A1" office:value-type="string">
                                                                            <text:p text:style-name="Text_20_body">E/S por interrupciones</text:p>
                                                                          </table:table-cell>
                                                                        </table:table-row>
                                                                        <table:table-row table:style-name="Táboa3.2">
                                                                          <table:table-cell table:style-name="Táboa3.B1" office:value-type="string">
                                                                            <text:p text:style-name="Text_20_body">Transferencia de E/S directa a memoria</text:p>
                                                                          </table:table-cell>
                                                                          <table:table-cell table:style-name="Táboa3.A1" office:value-type="string">
                                                                            <text:p text:style-name="Text_20_body"/>
                                                                          </table:table-cell>
                                                                          <table:table-cell table:style-name="Táboa3.A1" office:value-type="string">
                                                                            <text:p text:style-name="Text_20_body">Acceso directo a memoria (<text:span text:style-name="acronym"><text:span text:style-name="T16">DMA</text:span></text:span>)</text:p>
                                                                          </table:table-cell>
                                                                        </table:table-row>
                                                                      </table:table>
                                                                      <text:p text:style-name="Text_20_body"/>
                                                                      <text:list xml:id="list1784314702258772613" text:style-name="L27">
                                                                        <text:list-item>
                                                                          <text:p text:style-name="P45"><text:span text:style-name="Strong_20_Emphasis">E/S programada</text:span>: la CPU tiene todo el protagonismo ya que inicia y lleva a cabo la transferencia. Esta técnica <text:span text:style-name="Strong_20_Emphasis">repercute en la velocidad de proceso del ordenador </text:span>porque la CPU debe dejar todo lo que está haciendo para ocuparse del proceso de entrada/salida.</text:p>
                                                                        </text:list-item>
                                                                        <text:list-item>
                                                                          <text:p text:style-name="P45"><text:span text:style-name="Strong_20_Emphasis">E/S por interrupciones:</text:span> la CPU ejecuta la transferencia pero el inicio es pedido por el periférico que indica así su disponibilidad. La CPU no pregunta a los dispositivos sino que son estos los que la avisan cuando es necesario.</text:p>
                                                                        </text:list-item>
                                                                        <text:list-item>
                                                                          <text:p text:style-name="P45"><text:span text:style-name="Strong_20_Emphasis">Acceso directo a memoria (DMA)</text:span>: la transferencia es realizada por un controlador especializado. Esta técnica acelera enormemente el proceso de la E/S y libera a la CPU de trabajo. Lo habitual es que los datos que se quieren escribir en el dispositivo o que son leídos del dispositivo provengan o vayan a la memoria del ordenador, pues bien en este caso<text:span text:style-name="Strong_20_Emphasis">.</text:span> la CPU inicia el proceso, pero luego este continúa sin necesitar a la CPU, con lo que <text:span text:style-name="Strong_20_Emphasis">se acelera mucho el proceso de entrada/salida y se libera a la CPU del proceso</text:span>.</text:p>
                                                                        </text:list-item>
                                                                      </text:list>
                                                                      <text:h text:style-name="Heading_20_3" text:outline-level="3">5.4.- Planificación de discos.</text:h>
                                                                      <text:section text:style-name="Sect2" text:name="id60">
                                                                        <text:section text:style-name="Sect2" text:name="ta60_73">
                                                                          <text:p text:style-name="Text_20_body">En la anterior unidad estudiamos la estructura y funcionamiento del disco duro, en este apartado conoceremos la <text:span text:style-name="Strong_20_Emphasis">forma u orden </text:span>en que el<text:span text:style-name="Strong_20_Emphasis"> sistema operativo atiende las peticiones de lectura/escritura en disco</text:span>. Para ello utiliza lo que se conoce como<text:span text:style-name="Strong_20_Emphasis"> algoritmos de planificación del disco. </text:span>Antes de estudiarlas, fíjate en la figura sobre el <text:span text:style-name="Strong_20_Emphasis">funcionamiento de la E/S en una unidad de disco</text:span></text:p>
                                                                          <text:h text:style-name="Heading_20_1" text:outline-level="1">6.- Gestión del sistema de archivos.</text:h>
                                                                          <text:p text:style-name="Text_20_body">Esta parte del sistema operativo gestiona el servicio de almacenamiento, por lo que permite crear, modificar, borrar archivos y directorios y para ello utiliza generalmente una <text:span text:style-name="Strong_20_Emphasis">estructura jerárquica</text:span>.<text:line-break/><text:line-break/>Cada sistema operativo utilizará su propio sistema de archivos, no obstante las operaciones que se pueden realizar sobre el sistema de archivos son bastante similares. Así, todos los sistemas de archivos actuales utilizan los <text:span text:style-name="Strong_20_Emphasis">directorios</text:span> o <text:span text:style-name="Strong_20_Emphasis">carpetas</text:span>para organizar a los archivos.</text:p>
                                                                          <text:p text:style-name="Text_20_body">El <text:span text:style-name="Strong_20_Emphasis">sistema de archivos</text:span> es el software que provee al sistema <text:span text:style-name="Strong_20_Emphasis">operativo, a los programas de aplicación y a usuarios</text:span> de las funciones para operar con archivos y directorios almacenados en disco proporcionando mecanismos de protección y seguridad.</text:p>
                                                                          <text:p text:style-name="Text_20_body">Los <text:span text:style-name="Strong_20_Emphasis">objetivos más importantes</text:span> en la implementación de un <text:span text:style-name="Strong_20_Emphasis">sistema de archivos</text:span> son:</text:p>
                                                                          <text:list xml:id="list30991276033682538" text:style-name="L28">
                                                                            <text:list-item>
                                                                              <text:p text:style-name="P46"><text:span text:style-name="Strong_20_Emphasis">Optimizar el rendimiento mediante un acceso rápido para recuperar la información contenida en archivos</text:span>: No se debe ralentizar el sistema en general por una deficiente gestión de los medios de almacenamiento, discos duros.</text:p>
                                                                            </text:list-item>
                                                                            <text:list-item>
                                                                              <text:p text:style-name="P46"><text:span text:style-name="Strong_20_Emphasis">Fácil actualización</text:span>: Los cambios (añadir, borrar y modificar) no deben suponer una tarea complicada para el usuario y las aplicaciones.</text:p>
                                                                            </text:list-item>
                                                                            <text:list-item>
                                                                              <text:p text:style-name="P46"><text:soft-page-break/><text:span text:style-name="Strong_20_Emphasis">Economía de almacenamiento</text:span>: Intentar que los archivos desperdicien la menor cantidad de espacio en disco posible. Es muy importante evitar la fragmentación de los discos.</text:p>
                                                                            </text:list-item>
                                                                            <text:list-item>
                                                                              <text:p text:style-name="P46"><text:span text:style-name="Strong_20_Emphasis">Mantenimiento sencillo</text:span>: Evitar las operaciones complicadas a usuarios y programas, ocultando los detalles y proporcionando un acceso estandarizado a los archivos.</text:p>
                                                                            </text:list-item>
                                                                            <text:list-item>
                                                                              <text:p text:style-name="P46"><text:span text:style-name="Strong_20_Emphasis">Fiabilidad para asegurar la confianza en los datos</text:span>: Deben proveer sistemas que aseguren que los datos escritos o leídos (entradas/salidas) sean correctos y fiables. También se debe minimizar o eliminar la posibilidad de pérdida o destrucción de datos.</text:p>
                                                                            </text:list-item>
                                                                            <text:list-item>
                                                                              <text:p text:style-name="P46"><text:span text:style-name="Strong_20_Emphasis">Incorporar mecanismos de seguridad y permisos</text:span>: Esto es especialmente importante en sistemas de archivos de sistemas operativos multiusuario. Se debe poder proteger los archivos de un usuario del acceso de los demás usuarios. Por ejemplo estableciendo permisos de escritura, lectura o ejecución.</text:p>
                                                                            </text:list-item>
                                                                            <text:list-item>
                                                                              <text:p text:style-name="P46"><text:span text:style-name="Strong_20_Emphasis">Control de concurrencia</text:span>: Se debe controlar y asegurar el acceso correcto a los archivos por parte de varios usuarios a un tiempo, posiblemente bloqueando el archivo en uso hasta que termine la operación de modificación en curso.</text:p>
                                                                            </text:list-item>
                                                                          </text:list>
                                                                          <text:h text:style-name="Heading_20_3" text:outline-level="3">6.1.- Organización lógica y física.</text:h>
                                                                          <text:section text:style-name="Sect2" text:name="id65">
                                                                            <text:section text:style-name="Sect2" text:name="ta65_73">
                                                                              <text:p text:style-name="Text_20_body">Se suele diferenciar entre la <text:span text:style-name="Strong_20_Emphasis">organización de discos</text:span> a nivel <text:span text:style-name="Strong_20_Emphasis">físico</text:span> (hardware) y <text:span text:style-name="Strong_20_Emphasis">lógico</text:span> (software). El nivel físico de almacenamiento de datos en un disco duro consiste en el formateo en pistas, sectores, cilindros y platos. Pero esto es <text:span text:style-name="Strong_20_Emphasis">muy dependiente del hardware</text:span> concreto que se esté usando y además <text:span text:style-name="Strong_20_Emphasis">funciona a muy bajo nivel</text:span>.</text:p>
                                                                              <text:p text:style-name="Text_20_body">Los <text:span text:style-name="Strong_20_Emphasis">sistemas de archivos</text:span> deben proveer una capa de <text:span text:style-name="Strong_20_Emphasis">abstracción</text:span> que <text:span text:style-name="Strong_20_Emphasis">oculte los detalles puramente hardware </text:span>al usuario y le permita utilizar el medio de almacenamiento (disco) de una forma intuitiva y cómoda, por supuesto más cercana a los hábitos humanos de organización de la información. Éste es el <text:span text:style-name="Strong_20_Emphasis">nivel lógico</text:span> del sistema de archivos y naturalmente en el que estamos más interesados.</text:p>
                                                                              <text:p text:style-name="Text_20_body">A esto se le llama <text:span text:style-name="Strong_20_Emphasis">organización del sistema de archivos</text:span> y suele coincidir en todos los sistemas de archivos actuales, utilizando el esquema de almacenamiento en <text:span text:style-name="Strong_20_Emphasis">archivos</text:span> y la organización en <text:span text:style-name="Strong_20_Emphasis">carpetas o directorios.</text:span></text:p>
                                                                              <text:p text:style-name="Text_20_body">¿<text:span text:style-name="Strong_20_Emphasis">En qué consisten</text:span> los <text:span text:style-name="Strong_20_Emphasis">archivos y carpetas</text:span>? y ¿cómo los <text:span text:style-name="Strong_20_Emphasis">gestiona el sistema de archivos</text:span>?<text:line-break/><text:span text:style-name="Strong_20_Emphasis">Archivos: </text:span>Es el elemento central de la mayoría de programas de aplicación. Los archivos o ficheros son estructuras de datos en disco donde se almacena la información y los programas de un ordenador. Pueden tener diversas estructuras y ello dependerá del sistema de archivos de nuestro sistema operativo y de la extensión del mismo.</text:p>
                                                                              <text:p text:style-name="Text_20_body">Cada <text:span text:style-name="Strong_20_Emphasis">archivo</text:span> de un sistema tendrá unas <text:span text:style-name="Strong_20_Emphasis">características, o atributos,</text:span> que lo identifican y le sirven al sistema de archivos y al sistema operativo para manejarlo correctamente. Los <text:span text:style-name="Strong_20_Emphasis">atributos</text:span> pueden variar de un sistema a otro, pero suelen coincidir al menos en los siguientes:</text:p>
                                                                              <text:list xml:id="list5826914984544501409" text:style-name="L29">
                                                                                <text:list-item>
                                                                                  <text:p text:style-name="P47"><text:span text:style-name="Strong_20_Emphasis">Nombre:</text:span> Identificador principal del archivo para el usuario. Cada sistema operativo establece las reglas para nombrar a los archivos, en cuanto a longitud y caracteres permitidos.</text:p>
                                                                                </text:list-item>
                                                                                <text:list-item>
                                                                                  <text:p text:style-name="P47"><text:span text:style-name="Strong_20_Emphasis">Extensión:</text:span> La extensión de un archivo son los caracteres que se colocan al final del nombre del un archivo para <text:span text:style-name="Strong_20_Emphasis">especificar su tipo de contenido</text:span>. Por ejemplo, la extensión “.TXT” indica que el archivo es de texto o la extensión “.EXE” indica que el archivo es un programa ejecutable.</text:p>
                                                                                </text:list-item>
                                                                                <text:list-item>
                                                                                  <text:p text:style-name="P47"><text:span text:style-name="Strong_20_Emphasis">Permisos:</text:span> El sistema de archivos debe controlar qué usuarios están autorizados a utilizar cada archivo y que operaciones pueden realizar. Por ejemplo un archivo puede tener permiso de lectura y escritura para un usuario y en cambio otro usuario solo podrá utilizar el archivo en modo de lectura.</text:p>
                                                                                </text:list-item>
                                                                                <text:list-item>
                                                                                  <text:p text:style-name="P47"><text:span text:style-name="Strong_20_Emphasis">Creador:</text:span> Identificador del usuario que creo el archivo.</text:p>
                                                                                </text:list-item>
                                                                                <text:list-item>
                                                                                  <text:p text:style-name="P47"><text:span text:style-name="Strong_20_Emphasis">Propietario:</text:span> Identificador del usuario que es el propietario actual del archivo.</text:p>
                                                                                </text:list-item>
                                                                                <text:list-item>
                                                                                  <text:p text:style-name="P47"><text:span text:style-name="Strong_20_Emphasis">Fecha de creación:</text:span> Fecha y hora de la creación del archivo.</text:p>
                                                                                </text:list-item>
                                                                                <text:list-item>
                                                                                  <text:p text:style-name="P47"><text:span text:style-name="Strong_20_Emphasis">Fecha del último acceso:</text:span> Fecha y hora del último acceso al archivo.</text:p>
                                                                                </text:list-item>
                                                                                <text:list-item>
                                                                                  <text:p text:style-name="P47"><text:span text:style-name="Strong_20_Emphasis">Fecha de la última modificación:</text:span> Fecha y hora de la última modificación al archivo.</text:p>
                                                                                </text:list-item>
                                                                                <text:list-item>
                                                                                  <text:p text:style-name="P47"><text:soft-page-break/><text:span text:style-name="Strong_20_Emphasis">Tamaño actual:</text:span> Número de bytes que ocupa el archivo en el disco duro del ordenador.</text:p>
                                                                                </text:list-item>
                                                                              </text:list>
                                                                              <text:p text:style-name="P15"><text:span text:style-name="Strong_20_Emphasis">Directorios:</text:span> <text:span text:style-name="T19">o</text:span> <text:span text:style-name="Strong_20_Emphasis">carpetas</text:span>, son archivos especiales que cumplen la función de almacenar y organizar en su interior a archivos y otros subdirectorios. Son estos los que permiten mantener una cierta organización en el sistema de archivos. La organización en directorios mantiene forma de árbol invertido que comienza por un <text:span text:style-name="Strong_20_Emphasis">directorio principal llamado raíz</text:span> y se va <text:span text:style-name="Strong_20_Emphasis">ramificando</text:span> en otros directorios que pueden contener archivos y otros directorios. </text:p>
                                                                              <text:p text:style-name="P15">Respecto a los <text:span text:style-name="Strong_20_Emphasis">atributos de un directorio</text:span>, como archivos que son coinciden con los atributos de estos.</text:p>
                                                                              <text:h text:style-name="Heading_20_3" text:outline-level="3">6.2.- Operaciones soportadas por un sistema de archivos.</text:h>
                                                                              <text:section text:style-name="Sect2" text:name="id66">
                                                                                <text:section text:style-name="Sect2" text:name="ta66_73">
                                                                                  <text:p text:style-name="Text_20_body">Las <text:span text:style-name="Strong_20_Emphasis">operaciones básicas</text:span> sobre <text:span text:style-name="Strong_20_Emphasis">archivos</text:span> que la mayoría de los sistemas de archivos soportan son:</text:p>
                                                                                  <text:list xml:id="list7196732065703015200" text:style-name="L30">
                                                                                    <text:list-item>
                                                                                      <text:p text:style-name="P48"><text:span text:style-name="Strong_20_Emphasis">Crear:</text:span> Los archivos se crean sin datos y después el usuario o alguna aplicación los van llenando.</text:p>
                                                                                    </text:list-item>
                                                                                    <text:list-item>
                                                                                      <text:p text:style-name="P48"><text:span text:style-name="Strong_20_Emphasis">Borrar: </text:span>Si un archivo ya no es necesario debe eliminarse para liberar espacio e n disco.</text:p>
                                                                                    </text:list-item>
                                                                                    <text:list-item>
                                                                                      <text:p text:style-name="P48"><text:span text:style-name="Strong_20_Emphasis">Abrir:</text:span> Antes de utilizar el archivo se debe abrir para que el sistema conozca sus atributos, tales como el propietario, fecha de modificación, etc.</text:p>
                                                                                    </text:list-item>
                                                                                    <text:list-item>
                                                                                      <text:p text:style-name="P48"><text:span text:style-name="Strong_20_Emphasis">Cerrar:</text:span> Tras realizar las operaciones deseadas sobre el archivo, éste puede cerrarse para asegurar su integridad y liberar recursos de memoria que tuviera asignados.</text:p>
                                                                                    </text:list-item>
                                                                                    <text:list-item>
                                                                                      <text:p text:style-name="P48"><text:span text:style-name="Strong_20_Emphasis">Leer:</text:span> Los <text:span text:style-name="Strong_20_Emphasis">datos se leen del archivo</text:span>; quien hace la llamada (programa) debe especificar la cantidad de datos necesarios y proporcionar un <text:span text:style-name="Strong_20_Emphasis"><text:span text:style-name="T16">buffer</text:span></text:span> para colocarlos.</text:p>
                                                                                    </text:list-item>
                                                                                    <text:list-item>
                                                                                      <text:p text:style-name="P48"><text:span text:style-name="Strong_20_Emphasis">Escribir:</text:span> Los <text:span text:style-name="Strong_20_Emphasis">datos se escriben en el archivo</text:span>. El tamaño del archivo puede aumentar si se agregan datos nuevos o no si lo que se hace es actualizar los existentes.</text:p>
                                                                                    </text:list-item>
                                                                                    <text:list-item>
                                                                                      <text:p text:style-name="P48"><text:span text:style-name="Strong_20_Emphasis">Renombrar:</text:span> Permite <text:span text:style-name="Strong_20_Emphasis">modificar el atributo nombre</text:span> de un archivo ya existente.</text:p>
                                                                                    </text:list-item>
                                                                                  </text:list>
                                                                                  <text:p text:style-name="Text_20_body">Los sistemas de archivos también suministran un conjunto <text:span text:style-name="Strong_20_Emphasis">de operaciones para los directorios</text:span>, las más comunes son: <text:span text:style-name="Strong_20_Emphasis">crear, borrar, abrir, cerrar, renombrar </text:span>y<text:span text:style-name="Strong_20_Emphasis"> leer.</text:span> Además existen <text:span text:style-name="Strong_20_Emphasis">otras dos operaciones sobre archivos y directorios</text:span> como son la de <text:span text:style-name="Strong_20_Emphasis">crear un enlace y eliminarlo</text:span>. La operación de crear un enlace se utiliza para poder acceder a un archivo o directorio desde distintos puntos de la organización de directorios del sistema sin tener que duplicar o copiar el archivo o directorio en cuestión.</text:p>
                                                                                  <text:h text:style-name="Heading_20_3" text:outline-level="3">6.3.- Rutas de acceso.</text:h>
                                                                                  <text:section text:style-name="Sect2" text:name="id67">
                                                                                    <text:section text:style-name="Sect2" text:name="ta67_73">
                                                                                      <text:p text:style-name="Text_20_body">Los <text:span text:style-name="Strong_20_Emphasis">sistemas de archivos</text:span> necesitan una forma de determinar la <text:span text:style-name="Strong_20_Emphasis">localización exacta de un archivo o directorio</text:span> en la estructura del árbol de directorios. La ruta de acceso a un archivo o directorio se indica nombrando todos los directorios y subdirectorios que tienen que atravesarse hasta llegar al elemento concreto. Dependiendo del sistema operativo con el que se trabaje cambiará la forma de establecer la ruta de acceso. Por ejemplo, en Windows se utiliza la barra “\” para separar los directorios y en Linux se utiliza la barra “/”.<text:line-break/>Existen <text:span text:style-name="Strong_20_Emphasis">dos tipos de rutas de acceso</text:span>:</text:p>
                                                                                      <text:list xml:id="list7752068236669789135" text:style-name="L31">
                                                                                        <text:list-item>
                                                                                          <text:p text:style-name="P49"><text:span text:style-name="Strong_20_Emphasis">Ruta de Acceso Absoluta: </text:span>Se comienza desde el <text:span text:style-name="Strong_20_Emphasis">directorio raíz</text:span> y se va descendiendo en la estructura de directorios <text:span text:style-name="Strong_20_Emphasis">hasta llegar al archivo o directorio buscado</text:span>. En las rutas de acceso absolutas se conoce la ubicación exacta.</text:p>
                                                                                        </text:list-item>
                                                                                        <text:list-item>
                                                                                          <text:p text:style-name="P49"><text:span text:style-name="Strong_20_Emphasis">Ruta de Acceso Relativa: </text:span>Se utiliza junto con el concepto de <text:span text:style-name="Strong_20_Emphasis">directorio de trabajo o directorio activo,</text:span> que es aquel donde estamos situados en un momento dado. Consiste en escribir la <text:span text:style-name="Strong_20_Emphasis">ruta a partir del directorio activo</text:span>, esto se indica con ‘..’ que hace referencia a la localización actual donde nos encontramos. En las rutas de acceso relativas no se conoce la ubicación exacta</text:p>
                                                                                        </text:list-item>
                                                                                      </text:list>
                                                                                      <text:p text:style-name="Text_20_body"/>
                                                                                      <text:p text:style-name="Text_20_body"/>
                                                                                      <text:h text:style-name="P17" text:outline-level="1"><text:soft-page-break/>7.- Mecanismos de seguridad y protección.</text:h>
                                                                                      <text:p text:style-name="Text_20_body">El sistema operativo <text:span text:style-name="Strong_20_Emphasis">debe protegerse activamente a sí mismo y a los usuarios</text:span> de acciones accidentales o malintencionadas. Cada vez es más necesaria la seguridad en los sistemas, ya que actualmente la mayoría de los ordenadores se encuentran conectados en red y el número de usuarios y recursos compartidos ha aumentado considerablemente.</text:p>
                                                                                      <text:p text:style-name="Text_20_body">Vamos a diferenciar entre <text:span text:style-name="Strong_20_Emphasis">seguridad y protección</text:span>. Por <text:span text:style-name="Strong_20_Emphasis">seguridad</text:span> nos referimos a una <text:span text:style-name="Strong_20_Emphasis">política</text:span> donde se deciden <text:span text:style-name="Strong_20_Emphasis">qué accesos están permitidos</text:span>, <text:span text:style-name="Strong_20_Emphasis">qué usuarios pueden acceder</text:span>, en que <text:span text:style-name="Strong_20_Emphasis">forma</text:span> y a qué <text:span text:style-name="Strong_20_Emphasis">recursos</text:span>. Por otro lado, la <text:span text:style-name="Strong_20_Emphasis">protección</text:span> hace referencia al mecanismo que se utiliza para llevar a cabo la política de seguridad.</text:p>
                                                                                      <text:p text:style-name="Text_20_body">Los<text:span text:style-name="Strong_20_Emphasis"> requisitos </text:span>que debe cumplir un sistema operativo son<text:span text:style-name="Strong_20_Emphasis">:</text:span></text:p>
                                                                                      <text:list xml:id="list8217271315311546929" text:style-name="L32">
                                                                                        <text:list-item>
                                                                                          <text:p text:style-name="P50"><text:span text:style-name="Strong_20_Emphasis">Confidencialidad: </text:span>Los elementos del sistema sólo serán visibles por aquellos usuarios o grupos autorizados.</text:p>
                                                                                        </text:list-item>
                                                                                        <text:list-item>
                                                                                          <text:p text:style-name="P50"><text:span text:style-name="Strong_20_Emphasis">Integridad</text:span>: Los elementos del sistema sólo serán modificados por los usuarios o grupos autorizados.</text:p>
                                                                                        </text:list-item>
                                                                                        <text:list-item>
                                                                                          <text:p text:style-name="P50"><text:span text:style-name="Strong_20_Emphasis">Disponibilidad</text:span>: Los elementos del sistema sólo estarán disponibles para usuarios y grupos autorizados.</text:p>
                                                                                        </text:list-item>
                                                                                      </text:list>
                                                                                      <text:p text:style-name="Text_20_body">Los <text:span text:style-name="Strong_20_Emphasis">elementos amenazados</text:span> son:</text:p>
                                                                                      <text:section text:style-name="Sect5" text:name="Sección7">
                                                                                        <text:list xml:id="list2425224173794330324" text:style-name="L33">
                                                                                          <text:list-item>
                                                                                            <text:p text:style-name="P51">Hardware.</text:p>
                                                                                          </text:list-item>
                                                                                          <text:list-item>
                                                                                            <text:p text:style-name="P51">Software.</text:p>
                                                                                          </text:list-item>
                                                                                          <text:list-item>
                                                                                            <text:p text:style-name="P51">Datos.</text:p>
                                                                                          </text:list-item>
                                                                                          <text:list-item>
                                                                                            <text:p text:style-name="P51">Líneas de comunicación.</text:p>
                                                                                          </text:list-item>
                                                                                        </text:list>
                                                                                      </text:section>
                                                                                      <text:p text:style-name="Text_20_body">Pero, <text:span text:style-name="Strong_20_Emphasis">¿cuáles son las posibles acciones accidentales o malintencionadas sobre los elementos amenazados?</text:span></text:p>
                                                                                      <text:p text:style-name="Text_20_body">Seguridad informática, detección de acciones accidentales o malintencionadas sobre activos informáticos.</text:p>
                                                                                      <table:table table:name="Táboa4" table:style-name="Táboa4">
                                                                                        <table:table-column table:style-name="Táboa4.A"/>
                                                                                        <table:table-column table:style-name="Táboa4.B"/>
                                                                                        <table:table-column table:style-name="Táboa4.C"/>
                                                                                        <table:table-column table:style-name="Táboa4.D"/>
                                                                                        <table:table-header-rows>
                                                                                          <table:table-row>
                                                                                            <table:table-cell table:style-name="Táboa4.A1" office:value-type="string">
                                                                                              <text:p text:style-name="Text_20_body">Elemento amenazado</text:p>
                                                                                            </table:table-cell>
                                                                                            <table:table-cell table:style-name="Táboa4.A1" office:value-type="string">
                                                                                              <text:p text:style-name="P11">Confidencialidad</text:p>
                                                                                            </table:table-cell>
                                                                                            <table:table-cell table:style-name="Táboa4.A1" office:value-type="string">
                                                                                              <text:p text:style-name="P11">Integridad</text:p>
                                                                                            </table:table-cell>
                                                                                            <table:table-cell table:style-name="Táboa4.A1" office:value-type="string">
                                                                                              <text:p text:style-name="P11">Disponibilidad</text:p>
                                                                                            </table:table-cell>
                                                                                          </table:table-row>
                                                                                        </table:table-header-rows>
                                                                                        <table:table-row table:style-name="Táboa4.2">
                                                                                          <table:table-cell table:style-name="Táboa4.A1" office:value-type="string">
                                                                                            <text:p text:style-name="P13">Hardware</text:p>
                                                                                          </table:table-cell>
                                                                                          <table:table-cell table:style-name="Táboa4.B2" office:value-type="string">
                                                                                            <text:p text:style-name="Text_20_body"/>
                                                                                          </table:table-cell>
                                                                                          <table:table-cell table:style-name="Táboa4.C2" office:value-type="string">
                                                                                            <text:p text:style-name="Text_20_body"/>
                                                                                          </table:table-cell>
                                                                                          <table:table-cell table:style-name="Táboa4.D2" office:value-type="string">
                                                                                            <text:p text:style-name="Text_20_body">Robo o sobrecarga de equipos, eliminando el servicio.</text:p>
                                                                                          </table:table-cell>
                                                                                        </table:table-row>
                                                                                        <table:table-row table:style-name="Táboa4.2">
                                                                                          <table:table-cell table:style-name="Táboa4.A1" office:value-type="string">
                                                                                            <text:p text:style-name="P13">Software</text:p>
                                                                                          </table:table-cell>
                                                                                          <table:table-cell table:style-name="Táboa4.B3" office:value-type="string">
                                                                                            <text:p text:style-name="Text_20_body">Realización de copias no autorizadas del software.</text:p>
                                                                                          </table:table-cell>
                                                                                          <table:table-cell table:style-name="Táboa4.C3" office:value-type="string">
                                                                                            <text:p text:style-name="Text_20_body">Alteración de un programa en funcionamiento haciéndolo fallar durante la ejecución o haciéndolo que realice alguna tarea para la que no está programado.</text:p>
                                                                                          </table:table-cell>
                                                                                          <table:table-cell table:style-name="Táboa4.D3" office:value-type="string">
                                                                                            <text:p text:style-name="Text_20_body">Eliminación de programas, denegando el acceso a los usuarios.</text:p>
                                                                                          </table:table-cell>
                                                                                        </table:table-row>
                                                                                        <table:table-row table:style-name="Táboa4.2">
                                                                                          <table:table-cell table:style-name="Táboa4.A1" office:value-type="string">
                                                                                            <text:p text:style-name="P13">Datos</text:p>
                                                                                          </table:table-cell>
                                                                                          <table:table-cell table:style-name="Táboa4.B4" office:value-type="string">
                                                                                            <text:p text:style-name="P13">Lecturas de datos no autorizadas.</text:p>
                                                                                            <text:p text:style-name="Text_20_body">Revelación de datos ocultos de manera indirecta por análisis de datos estadísticos.</text:p>
                                                                                          </table:table-cell>
                                                                                          <table:table-cell table:style-name="Táboa4.C4" office:value-type="string">
                                                                                            <text:p text:style-name="Text_20_body">Modificación de archivos existentes o invención de nuevos.</text:p>
                                                                                          </table:table-cell>
                                                                                          <table:table-cell table:style-name="Táboa4.D4" office:value-type="string">
                                                                                            <text:p text:style-name="Text_20_body">Eliminación de archivos, denegando el acceso a los usuarios.</text:p>
                                                                                          </table:table-cell>
                                                                                        </table:table-row>
                                                                                        <table:table-row table:style-name="Táboa4.2">
                                                                                          <table:table-cell table:style-name="Táboa4.A1" office:value-type="string">
                                                                                            <text:p text:style-name="P13">Líneas de comunicación</text:p>
                                                                                          </table:table-cell>
                                                                                          <table:table-cell table:style-name="Táboa4.B5" office:value-type="string">
                                                                                            <text:p text:style-name="Text_20_body">Lectura de mensajes.</text:p>
                                                                                            <text:p text:style-name="Text_20_body">Observación de la muestra de tráfico de mensajes.</text:p>
                                                                                          </table:table-cell>
                                                                                          <table:table-cell table:style-name="Táboa4.C5" office:value-type="string">
                                                                                            <text:p text:style-name="Text_20_body">Mensajes modificados, retardados, reordenados o duplicados. Invención de mensajes falsos.</text:p>
                                                                                          </table:table-cell>
                                                                                          <table:table-cell table:style-name="Táboa4.D5" office:value-type="string">
                                                                                            <text:p text:style-name="Text_20_body">Destrucción o eliminación de mensajes. Las líneas de comunicación o redes no se encuentran disponibles.</text:p>
                                                                                          </table:table-cell>
                                                                                        </table:table-row>
                                                                                      </table:table>
                                                                                      <text:p text:style-name="Text_20_body">Para hacer frente a estas acciones el <text:span text:style-name="Strong_20_Emphasis">sistema operativo agrupa la seguridad</text:span> según tres <text:span text:style-name="Strong_20_Emphasis">aspectos</text:span>:</text:p>
                                                                                      <text:list xml:id="list8709973669885680355" text:style-name="L34">
                                                                                        <text:list-item>
                                                                                          <text:p text:style-name="P52"><text:span text:style-name="Strong_20_Emphasis">Seguridad en el uso de recursos y servicios y control de acceso</text:span>: Utilizar un mecanismo de control de acceso a los recursos que tan sólo permita el acceso si existe el permiso correspondiente. Se establecerán <text:span text:style-name="Strong_20_Emphasis">políticas de permisos</text:span> para acceder y operar con <text:span text:style-name="Strong_20_Emphasis">recursos y servicios</text:span>.</text:p>
                                                                                        </text:list-item>
                                                                                        <text:list-item>
                                                                                          <text:p text:style-name="P52"><text:span text:style-name="Strong_20_Emphasis">Seguridad en el acceso al sistema</text:span>: Asegurar que sólo entran los usuarios autorizados. Para ello podrán utilizarse un <text:span text:style-name="Strong_20_Emphasis">sistema de contraseñas eficaz</text:span> con niveles de acceso diferentes.</text:p>
                                                                                        </text:list-item>
                                                                                        <text:list-item>
                                                                                          <text:p text:style-name="P52"><text:span text:style-name="Strong_20_Emphasis">Seguridad en el uso de redes</text:span>: Evitar que se puedan producir escuchas y alteraciones en los datos que viajan por la red. Se aplicarán <text:span text:style-name="Strong_20_Emphasis">técnicas de cifrado y descifrado de las comunicaciones</text:span> a través de la red</text:p>
                                                                                        </text:list-item>
                                                                                      </text:list>
                                                                                      <text:h text:style-name="Heading_20_1" text:outline-level="1"><text:soft-page-break/>8.- Documentación y búsqueda de información técnica.</text:h>
                                                                                      <text:p text:style-name="Text_20_body">Todo <text:span text:style-name="Strong_20_Emphasis">software</text:span> con una cierta complejidad suele venir acompañado de una <text:span text:style-name="Strong_20_Emphasis">documentación</text:span>, ésta puede ser en formato digital o papel. Esta documentación toma forma en <text:span text:style-name="Strong_20_Emphasis">manuales, tutoriales y demás guías de referencia</text:span> que sirven para mostrar al usuario <text:span text:style-name="Strong_20_Emphasis">cómo se implanta y utiliza una aplicación</text:span>. A continuación, veremos los <text:span text:style-name="Strong_20_Emphasis">tipos</text:span> de documentación nos podemos encontrar:</text:p>
                                                                                      <text:list xml:id="list6482822425934531190" text:style-name="L35">
                                                                                        <text:list-item>
                                                                                          <text:p text:style-name="P53"><text:span text:style-name="Strong_20_Emphasis">Manual de usuario </text:span>(con distintos niveles: básico, intermedio, avanzado): Explica en detalle la forma de operar con la aplicación, las explicaciones de texto suelen venir acompañadas de capturas de pantalla para hacer que el seguimiento sea más fácil y captar la atención del lector.</text:p>
                                                                                        </text:list-item>
                                                                                        <text:list-item>
                                                                                          <text:p text:style-name="P53"><text:span text:style-name="Strong_20_Emphasis">Manual de Instalación y Configuración del programa: </text:span>Dedicado por lo general a la persona encargada de la puesta en funcionamiento del programa. Conlleva la explicación de los pasos de instalación, configuración, carga inicial de datos, si fuera necesaria, y demás pruebas de aceptación antes de que el programa pase a la fase de explotación (cuando comienza a ser utilizada por el usuario final). Este manual puede encontrarse incluido en el manual del administrador que veremos a continuación. En empresas donde se deben poner en marcha aplicaciones en red que requieren ciertos conocimientos técnicos en la configuración de aplicaciones el perfil de la persona que implanta la aplicación y el del usuario final está claramente diferenciado. Sin embargo, en otras muchas ocasiones la persona que instala, configura y utiliza el programa suele ser la misma, sobretodo en aplicaciones de escritorio.</text:p>
                                                                                        </text:list-item>
                                                                                        <text:list-item>
                                                                                          <text:p text:style-name="P53"><text:span text:style-name="Strong_20_Emphasis">Manual del Administrador: </text:span>Documentación que va dirigida a la persona responsable del correcto funcionamiento, seguridad y rendimiento de la aplicación. Esta persona es, en muchos casos, la misma que instala y configura la aplicación.</text:p>
                                                                                        </text:list-item>
                                                                                        <text:list-item>
                                                                                          <text:p text:style-name="P53"><text:span text:style-name="Strong_20_Emphasis">Guía de referencia rápida</text:span>: Contiene las funciones básicas imprescindibles para instalar, con las opciones por defecto, y comenzar a utilizar una aplicación.</text:p>
                                                                                        </text:list-item>
                                                                                      </text:list>
                                                                                      <text:p text:style-name="Text_20_body">En ocasiones podemos encontrarnos con problemas o dudas técnicas sobre la instalación, configuración o utilización de un programa que no quedan claramente resueltas en la anterior documentación. En esas situaciones existe la posibilidad de buscar información adicional utilizando otros medios, como por ejemplo:</text:p>
                                                                                      <text:list xml:id="list9110632104666545243" text:style-name="L36">
                                                                                        <text:list-item>
                                                                                          <text:p text:style-name="P54">Consulta al <text:span text:style-name="Strong_20_Emphasis">soporte técnico</text:span> del desarrollador software, vía web, email o teléfono.</text:p>
                                                                                        </text:list-item>
                                                                                        <text:list-item>
                                                                                          <text:p text:style-name="P54">Consulta en <text:span text:style-name="Strong_20_Emphasis">foros de expertos.</text:span></text:p>
                                                                                        </text:list-item>
                                                                                        <text:list-item>
                                                                                          <text:p text:style-name="P54">Consulta en <text:span text:style-name="Strong_20_Emphasis">bases de conocimiento.</text:span></text:p>
                                                                                        </text:list-item>
                                                                                        <text:list-item>
                                                                                          <text:p text:style-name="P54">Consulta en <text:span text:style-name="Strong_20_Emphasis"><text:span text:style-name="acronym"><text:span text:style-name="T16">FAQ</text:span></text:span></text:span><text:span text:style-name="Strong_20_Emphasis">s</text:span> (<text:span text:style-name="T16">Frequently Asked Questions</text:span> – Preguntas Frecuentes).</text:p>
                                                                                        </text:list-item>
                                                                                        <text:list-item>
                                                                                          <text:p text:style-name="P54">etc</text:p>
                                                                                        </text:list-item>
                                                                                      </text:list>
                                                                                      <text:p text:style-name="Text_20_body"/>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helvetica1" svg:font-family="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Estándar" style:font-family-generic="swiss" style:font-pitch="variable" fo:font-size="9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Liberation Sans2" fo:font-family="'Liberation Sans'" style:font-style-name="Grosa" style:font-family-generic="swiss" style:font-pitch="variable" fo:font-size="14pt" style:text-underline-style="solid" style:text-underline-width="auto" style:text-underline-color="#000000"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background-color="#cccccc">
        <style:background-image/>
      </style:paragraph-properties>
      <style:text-properties fo:color="#000000" style:font-name="Liberation Sans2" fo:font-family="'Liberation Sans'" style:font-style-name="Grosa" style:font-family-generic="swiss" style:font-pitch="variable" fo:font-size="18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FreeSans" fo:font-size="14pt" fo:font-weight="bold" officeooo:rsid="00304913" officeooo:paragraph-rsid="00304913" style:font-size-asian="14pt" style:font-weight-asian="bold" style:font-size-complex="14pt" style:font-weight-complex="bold"/>
    </style:style>
    <style:style style:name="MP2"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MP3"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M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MP5" style:family="paragraph" style:parent-style-name="Footer">
      <style:paragraph-properties fo:text-align="end" style:justify-single-word="false"/>
      <style:text-properties fo:font-size="9pt" officeooo:paragraph-rsid="000d4354" style:font-size-asian="9pt" style:font-size-complex="9pt"/>
    </style:style>
    <style:style style:name="MP6"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MT1" style:family="text">
      <style:text-properties officeooo:rsid="003d8359"/>
    </style:style>
    <style:style style:name="MT2" style:family="text">
      <style:text-properties fo:font-size="11pt" fo:font-weight="bold" officeooo:rsid="000e3434" style:font-size-asian="11pt" style:font-weight-asian="bold" style:font-size-complex="11pt" style:font-weight-complex="bold"/>
    </style:style>
    <style:style style:name="MT3" style:family="text">
      <style:text-properties fo:font-size="11pt" fo:font-weight="bold" officeooo:rsid="003d8359" style:font-size-asian="11pt" style:font-weight-asian="bold" style:font-size-complex="11pt" style:font-weight-complex="bold"/>
    </style:style>
    <style:style style:name="MT4" style:family="text">
      <style:text-properties style:font-name="FreeSans" fo:font-style="italic" fo:font-weight="normal" officeooo:rsid="000e3434" style:font-style-asian="italic" style:font-weight-asian="normal" style:font-style-complex="italic" style:font-weight-complex="normal"/>
    </style:style>
    <style:style style:name="MT5" style:family="text">
      <style:text-properties style:font-name="FreeSans" fo:font-weight="normal" officeooo:rsid="000e3434" style:font-weight-asian="normal" style:font-weight-complex="normal"/>
    </style:style>
    <style:style style:name="MT6" style:family="text">
      <style:text-properties style:font-name="FreeSans" fo:font-weight="normal" officeooo:rsid="00304913" style:font-weight-asian="normal" style:font-weight-complex="normal"/>
    </style:style>
    <style:style style:name="MT7" style:family="text">
      <style:text-properties style:font-name="FreeSans" fo:font-weight="normal" officeooo:rsid="001e8755" style:font-weight-asian="normal" style:font-weight-complex="normal"/>
    </style:style>
    <style:style style:name="MT8" style:family="text">
      <style:text-properties style:font-name="FreeSans" fo:font-weight="normal" officeooo:rsid="000d4354" style:font-weight-asian="normal" style:font-weight-complex="normal"/>
    </style:style>
    <style:style style:name="MT9" style:family="text">
      <style:text-properties style:font-name="FreeSans" fo:font-weight="normal" style:font-weight-asian="normal" style:font-weight-complex="normal"/>
    </style:style>
    <style:style style:name="MT10" style:family="text">
      <style:text-properties style:font-name="FreeSan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199cm" fo:margin-bottom="1.199cm" fo:margin-left="1.6cm" fo:margin-right="1.6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1.609cm" fo:margin-left="0cm" fo:margin-right="0cm" fo:margin-bottom="0.499cm" style:dynamic-spacing="false"/>
      </style:header-style>
      <style:footer-style>
        <style:header-footer-properties svg:height="1.099cm" fo:margin-left="0cm" fo:margin-right="0cm" fo:margin-top="0.499cm" style:dynamic-spacing="false"/>
      </style:footer-style>
    </style:page-layout>
  </office:automatic-styles>
  <office:master-styles>
    <style:master-page style:name="Standard" style:page-layout-name="Mpm1">
      <style:header>
        <text:p text:style-name="MP1">SI</text:p>
        <text:p text:style-name="MP2"><text:span text:style-name="MT1">Software de un sistema informático</text:span>_<text:span text:style-name="MT2">0</text:span><text:span text:style-name="MT3">2</text:span></text:p>
      </style:header>
      <style:header-first>
        <text:p text:style-name="MP3"/>
        <text:p text:style-name="MP4"/>
      </style:header-first>
      <style:footer>
        <text:p text:style-name="MP5"><text:span text:style-name="MT4">:::Adrián Álvarez Lois:::</text:span><text:span text:style-name="MT5"><text:tab/><text:tab/> <text:s text:c="2"/></text:span><text:span text:style-name="MT6">SI</text:span><text:span text:style-name="MT7">02</text:span><text:span text:style-name="MT8">_Contenidos</text:span><text:span text:style-name="MT9">_ </text:span><text:span text:style-name="MT10"><text:page-number text:select-page="current">18</text:page-number></text:span></text:p>
      </style:footer>
      <style:footer-first>
        <text:p text:style-name="MP6"/>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5:07:19.322377040</meta:creation-date>
    <dc:date>2016-11-25T18:38:36.701027375</dc:date>
    <meta:editing-duration>PT4H46M</meta:editing-duration>
    <meta:editing-cycles>61</meta:editing-cycles>
    <meta:generator>LibreOffice/4.3.3.2$Linux_X86_64 LibreOffice_project/430m0$Build-2</meta:generator>
    <meta:print-date>2016-10-29T15:44:37.442608222</meta:print-date>
    <meta:document-statistic meta:table-count="4" meta:image-count="0" meta:object-count="0" meta:page-count="18" meta:paragraph-count="384" meta:word-count="9140" meta:character-count="57743" meta:non-whitespace-character-count="49130"/>
  </office:meta>
</office:document-meta>
</file>